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012456"/>
      <style:paragraph-properties fo:background-color="#012456"/>
    </style:style>
    <style:style style:name="P2" style:family="paragraph" style:parent-style-name="Standard">
      <loext:graphic-properties draw:fill="solid" draw:fill-color="#012456"/>
      <style:paragraph-properties fo:background-color="#012456"/>
      <style:text-properties fo:color="#f5f5f5" style:font-name="Lucida Console" fo:font-size="9pt" style:font-size-asian="9pt"/>
    </style:style>
    <style:style style:name="P3" style:family="paragraph" style:parent-style-name="Standard">
      <loext:graphic-properties draw:fill="solid" draw:fill-color="#012456"/>
      <style:paragraph-properties fo:background-color="#012456"/>
      <style:text-properties fo:color="#00ffff" style:font-name="Lucida Console" fo:font-size="9pt" style:font-size-asian="9pt"/>
    </style:style>
    <style:style style:name="T1" style:family="text">
      <style:text-properties fo:color="#f5f5f5" style:font-name="Lucida Console" fo:font-size="9pt" style:font-size-asian="9pt"/>
    </style:style>
    <style:style style:name="T2" style:family="text">
      <style:text-properties fo:color="#00ffff" style:font-name="Lucida Console" fo:font-size="9pt" style:font-size-asian="9pt"/>
    </style:style>
    <style:style style:name="T3" style:family="text">
      <style:text-properties fo:color="#ff9494" style:font-name="Lucida Console" fo:font-size="9pt" style:font-size-asian="9pt"/>
    </style:style>
    <style:style style:name="T4" style:family="text">
      <style:text-properties fo:color="#ff8c00" style:font-name="Lucida Console"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PS C:\Users\ncterry&gt; #=============================</text:span></text:p>
      <text:p text:style-name="P1"><text:span text:style-name="T1">#Import the connectivity test</text:span></text:p>
      <text:p text:style-name="P1"><text:span text:style-name="T1">cd C:\Users\ncterry\Desktop</text:span></text:p>
      <text:p text:style-name="P1"><text:span text:style-name="T1">cd .\HTTP-Connectivity-Tester\Examples\Microsoft\WindowsDefenderAdvancedThreatProtection</text:span></text:p>
      <text:p text:style-name="P2"/>
      <text:p text:style-name="P1"><text:span text:style-name="T1">#Import the connectivity test</text:span></text:p>
      <text:p text:style-name="P1"><text:span text:style-name="T1">Import-Module -Name .\WDATPConnectivity.psm1</text:span></text:p>
      <text:p text:style-name="P2"/>
      <text:p text:style-name="P1"><text:span text:style-name="T1">#An example of a test.</text:span></text:p>
      <text:p text:style-name="P1"><text:span text:style-name="T1">$connectivity = Get-WDATPConnectivity -Verbose </text:span></text:p>
      <text:p text:style-name="P1"><text:span text:style-name="T1">$connectivity | Format-List -Property Blocked,TestUrl,UnblockUrl,DnsAliases,IpAddresses,Description,Resolved,ActualStatusCode,ExpectedStatusCode,UnexpectedStatus </text:span></text:p>
      <text:p text:style-name="P1"><text:span text:style-name="T1">#=============================</text:span></text:p>
      <text:p text:style-name="P1"><text:span text:style-name="T1"># Same 5 lines again, but it will import and run the adjusted ps1 module that we changed.</text:span></text:p>
      <text:p text:style-name="P2"/>
      <text:p text:style-name="P2"/>
      <text:p text:style-name="P2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onboardingpackagescusprd.blob.core.windows.net/</text:span></text:p>
      <text:p text:style-name="P1"><text:span text:style-name="T2">*************************************************</text:span></text:p>
      <text:p text:style-name="P3"/>
      <text:p text:style-name="P1"><text:span text:style-name="T2">VERBOSE: </text:span></text:p>
      <text:p text:style-name="P1"><text:span text:style-name="T2">Test Url: https://onboardingpackagescusprd.blob.core.windows.net/</text:span></text:p>
      <text:p text:style-name="P1"><text:span text:style-name="T2">Url to Unblock: https://*.blob.core.windows.net</text:span></text:p>
      <text:p text:style-name="P1"><text:span text:style-name="T2">Url Type: Pattern</text:span></text:p>
      <text:p text:style-name="P1"><text:span text:style-name="T2">Description: Azure Blob storage. Eastern US data center</text:span></text:p>
      <text:p text:style-name="P1"><text:span text:style-name="T2">Resolved: True</text:span></text:p>
      <text:p text:style-name="P1"><text:span text:style-name="T2">IP Addresses: 13.67.155.16</text:span></text:p>
      <text:p text:style-name="P1"><text:span text:style-name="T2">DNS Aliases: blob.dm3prdstr08a.store.core.windows.net</text:span></text:p>
      <text:p text:style-name="P1"><text:span text:style-name="T2">Actual Status Code: 400</text:span></text:p>
      <text:p text:style-name="P1"><text:span text:style-name="T2">Expected Status Code: 400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3"/>
      <text:p text:style-name="P3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onboardingpackageseusprd.blob.core.windows.net/</text:span></text:p>
      <text:p text:style-name="P1"><text:span text:style-name="T2">*************************************************</text:span></text:p>
      <text:p text:style-name="P3"/>
      <text:p text:style-name="P1"><text:span text:style-name="T2">VERBOSE: </text:span></text:p>
      <text:p text:style-name="P1"><text:span text:style-name="T2">Test Url: https://onboardingpackageseusprd.blob.core.windows.net/</text:span></text:p>
      <text:p text:style-name="P1"><text:span text:style-name="T2">Url to Unblock: https://*.blob.core.windows.net</text:span></text:p>
      <text:p text:style-name="P1"><text:span text:style-name="T2">Url Type: Pattern</text:span></text:p>
      <text:p text:style-name="P1"><text:span text:style-name="T2">Description: Azure Blob storage. Central US data center</text:span></text:p>
      <text:p text:style-name="P1"><text:span text:style-name="T2">Resolved: True</text:span></text:p>
      <text:p text:style-name="P1"><text:span text:style-name="T2">IP Addresses: 52.225.136.36</text:span></text:p>
      <text:p text:style-name="P1"><text:span text:style-name="T2">DNS Aliases: blob.bn6prdstr15a.store.core.windows.net</text:span></text:p>
      <text:p text:style-name="P1"><text:span text:style-name="T2">Actual Status Code: 400</text:span></text:p>
      <text:p text:style-name="P1"><text:span text:style-name="T2">Expected Status Code: 400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3"/>
      <text:p text:style-name="P3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://crl.microsoft.com/</text:span></text:p>
      <text:p text:style-name="P1"><text:span text:style-name="T2">*************************************************</text:span></text:p>
      <text:p text:style-name="P3"/>
      <text:p text:style-name="P1"><text:span text:style-name="T2">VERBOSE: </text:span></text:p>
      <text:p text:style-name="P1"><text:span text:style-name="T2">Test Url: http://crl.microsoft.com/</text:span></text:p>
      <text:p text:style-name="P1"><text:span text:style-name="T2">Url to Unblock: http://crl.microsoft.com</text:span></text:p>
      <text:p text:style-name="P1"><text:span text:style-name="T2">Url Type: Literal</text:span></text:p>
      <text:p text:style-name="P1"><text:span text:style-name="T2">Description: Microsoft Certificate Revocation List responder URL</text:span></text:p>
      <text:p text:style-name="P1"><text:span text:style-name="T2">Resolved: True</text:span></text:p>
      <text:p text:style-name="P1"><text:soft-page-break/><text:span text:style-name="T2">IP Addresses: 23.46.238.200, 23.46.238.203</text:span></text:p>
      <text:p text:style-name="P1"><text:span text:style-name="T2">DNS Aliases: crl.www.ms.akadns.net, a1363.dscg.akamai.net</text:span></text:p>
      <text:p text:style-name="P1"><text:span text:style-name="T2">Actual Status Code: 400</text:span></text:p>
      <text:p text:style-name="P1"><text:span text:style-name="T2">Expected Status Code: 400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3"/>
      <text:p text:style-name="P3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://ctldl.windowsupdate.com/</text:span></text:p>
      <text:p text:style-name="P1"><text:span text:style-name="T2">*************************************************</text:span></text:p>
      <text:p text:style-name="P3"/>
      <text:p text:style-name="P1"><text:span text:style-name="T2">VERBOSE: </text:span></text:p>
      <text:p text:style-name="P1"><text:span text:style-name="T2">Test Url: http://ctldl.windowsupdate.com/</text:span></text:p>
      <text:p text:style-name="P1"><text:span text:style-name="T2">Url to Unblock: http://ctldl.windowsupdate.com</text:span></text:p>
      <text:p text:style-name="P1"><text:span text:style-name="T2">Url Type: Literal</text:span></text:p>
      <text:p text:style-name="P1"><text:span text:style-name="T2">Description: Microsoft Certificate Trust List download URL</text:span></text:p>
      <text:p text:style-name="P1"><text:span text:style-name="T2">Resolved: True</text:span></text:p>
      <text:p text:style-name="P1"><text:span text:style-name="T2">IP Addresses: 104.97.85.54, 104.97.85.29</text:span></text:p>
      <text:p text:style-name="P1"><text:span text:style-name="T2">DNS Aliases: au-bg-shim.trafficmanager.net, audownload.windowsupdate.nsatc.net, au.download.windows</text:span></text:p>
      <text:p text:style-name="P1"><text:span text:style-name="T2">update.com.edgesuite.net, a767.dscg3.akamai.net</text:span></text:p>
      <text:p text:style-name="P1"><text:span text:style-name="T2">Actual Status Code: 200</text:span></text:p>
      <text:p text:style-name="P1"><text:span text:style-name="T2">Expected Status Code: 200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3"/>
      <text:p text:style-name="P3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events.data.microsoft.com/</text:span></text:p>
      <text:p text:style-name="P1"><text:span text:style-name="T2">*************************************************</text:span></text:p>
      <text:p text:style-name="P3"/>
      <text:p text:style-name="P1"><text:span text:style-name="T2">VERBOSE: </text:span></text:p>
      <text:p text:style-name="P1"><text:span text:style-name="T2">Test Url: https://events.data.microsoft.com/</text:span></text:p>
      <text:p text:style-name="P1"><text:span text:style-name="T2">Url to Unblock: https://events.data.microsoft.com</text:span></text:p>
      <text:p text:style-name="P1"><text:span text:style-name="T2">Url Type: Literal</text:span></text:p>
      <text:p text:style-name="P1"><text:span text:style-name="T2">Description: WDATP event channel</text:span></text:p>
      <text:p text:style-name="P1"><text:span text:style-name="T2">Resolved: True</text:span></text:p>
      <text:p text:style-name="P1"><text:span text:style-name="T2">IP Addresses: 52.114.159.112</text:span></text:p>
      <text:p text:style-name="P1"><text:span text:style-name="T2">DNS Aliases: global.asimov.events.data.trafficmanager.net, skypedataprdcolwus01.cloudapp.net</text:span></text:p>
      <text:p text:style-name="P1"><text:span text:style-name="T2">Actual Status Code: 404</text:span></text:p>
      <text:p text:style-name="P1"><text:span text:style-name="T2">Expected Status Code: 404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3"/>
      <text:p text:style-name="P3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us.vortex-win.data.microsoft.com/ping</text:span></text:p>
      <text:p text:style-name="P1"><text:span text:style-name="T2">*************************************************</text:span></text:p>
      <text:p text:style-name="P3"/>
      <text:p text:style-name="P1"><text:span text:style-name="T2">VERBOSE: </text:span></text:p>
      <text:p text:style-name="P1"><text:span text:style-name="T2">Test Url: https://us.vortex-win.data.microsoft.com/ping</text:span></text:p>
      <text:p text:style-name="P1"><text:span text:style-name="T2">Url to Unblock: https://us.vortex-win.data.microsoft.com/ping</text:span></text:p>
      <text:p text:style-name="P1"><text:span text:style-name="T2">Url Type: Literal</text:span></text:p>
      <text:p text:style-name="P1"><text:span text:style-name="T2">Description: WDATP data channel</text:span></text:p>
      <text:p text:style-name="P1"><text:span text:style-name="T2">Resolved: True</text:span></text:p>
      <text:p text:style-name="P1"><text:span text:style-name="T2">IP Addresses: 52.114.128.43</text:span></text:p>
      <text:p text:style-name="P1"><text:span text:style-name="T2">DNS Aliases: us.events.data.trafficmanager.net, skypedataprdcolcus04.cloudapp.net</text:span></text:p>
      <text:p text:style-name="P1"><text:span text:style-name="T2">Actual Status Code: 200</text:span></text:p>
      <text:p text:style-name="P1"><text:span text:style-name="T2">Expected Status Code: 400</text:span></text:p>
      <text:p text:style-name="P1"><text:soft-page-break/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3"/>
      <text:p text:style-name="P3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us-v20.events.data.microsoft.com/</text:span></text:p>
      <text:p text:style-name="P1"><text:span text:style-name="T2">*************************************************</text:span></text:p>
      <text:p text:style-name="P3"/>
      <text:p text:style-name="P1"><text:span text:style-name="T2">VERBOSE: </text:span></text:p>
      <text:p text:style-name="P1"><text:span text:style-name="T2">Test Url: https://us-v20.events.data.microsoft.com/</text:span></text:p>
      <text:p text:style-name="P1"><text:span text:style-name="T2">Url to Unblock: https://us-v20.events.data.microsoft.com</text:span></text:p>
      <text:p text:style-name="P1"><text:span text:style-name="T2">Url Type: Literal</text:span></text:p>
      <text:p text:style-name="P1"><text:span text:style-name="T2">Description: Microsoft Defender for Endpoint EDR Cyber Data </text:span></text:p>
      <text:p text:style-name="P1"><text:span text:style-name="T2">Resolved: True</text:span></text:p>
      <text:p text:style-name="P1"><text:span text:style-name="T2">IP Addresses: 52.114.128.43</text:span></text:p>
      <text:p text:style-name="P1"><text:span text:style-name="T2">DNS Aliases: us.events.data.trafficmanager.net, skypedataprdcolcus04.cloudapp.net</text:span></text:p>
      <text:p text:style-name="P1"><text:span text:style-name="T2">Actual Status Code: 404</text:span></text:p>
      <text:p text:style-name="P1"><text:span text:style-name="T2">Expected Status Code: 404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3"/>
      <text:p text:style-name="P3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us-v20.events.data.microsoft.com/ping</text:span></text:p>
      <text:p text:style-name="P1"><text:span text:style-name="T2">*************************************************</text:span></text:p>
      <text:p text:style-name="P3"/>
      <text:p text:style-name="P1"><text:span text:style-name="T2">VERBOSE: </text:span></text:p>
      <text:p text:style-name="P1"><text:span text:style-name="T2">Test Url: https://us-v20.events.data.microsoft.com/ping</text:span></text:p>
      <text:p text:style-name="P1"><text:span text:style-name="T2">Url to Unblock: https://us-v20.events.data.microsoft.com/ping</text:span></text:p>
      <text:p text:style-name="P1"><text:span text:style-name="T2">Url Type: Literal</text:span></text:p>
      <text:p text:style-name="P1"><text:span text:style-name="T2">Description: Microsoft Defender for Endpoint EDR Cyber Data </text:span></text:p>
      <text:p text:style-name="P1"><text:span text:style-name="T2">Resolved: True</text:span></text:p>
      <text:p text:style-name="P1"><text:span text:style-name="T2">IP Addresses: 52.114.128.43</text:span></text:p>
      <text:p text:style-name="P1"><text:span text:style-name="T2">DNS Aliases: us.events.data.trafficmanager.net, skypedataprdcolcus04.cloudapp.net</text:span></text:p>
      <text:p text:style-name="P1"><text:span text:style-name="T2">Actual Status Code: 200</text:span></text:p>
      <text:p text:style-name="P1"><text:span text:style-name="T2">Expected Status Code: 404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3"/>
      <text:p text:style-name="P3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winatp-gw-eus.microsoft.com/test</text:span></text:p>
      <text:p text:style-name="P1"><text:span text:style-name="T2">*************************************************</text:span></text:p>
      <text:p text:style-name="P3"/>
      <text:p text:style-name="P1"><text:span text:style-name="T2">VERBOSE: </text:span></text:p>
      <text:p text:style-name="P1"><text:span text:style-name="T2">Test Url: https://winatp-gw-eus.microsoft.com/test</text:span></text:p>
      <text:p text:style-name="P1"><text:span text:style-name="T2">Url to Unblock: https://winatp-gw-eus.microsoft.com/test</text:span></text:p>
      <text:p text:style-name="P1"><text:span text:style-name="T2">Url Type: Literal</text:span></text:p>
      <text:p text:style-name="P1"><text:span text:style-name="T2">Description: Microsoft Defender for Endpoint Command and Control. Eastern US data center</text:span></text:p>
      <text:p text:style-name="P1"><text:span text:style-name="T2">Resolved: True</text:span></text:p>
      <text:p text:style-name="P1"><text:span text:style-name="T2">IP Addresses: 40.65.232.222</text:span></text:p>
      <text:p text:style-name="P1"><text:span text:style-name="T2">DNS Aliases: sevillecloudgateway-eus-prd.trafficmanager.net, wdatpprd-eus2.securitycenter.windows.c</text:span></text:p>
      <text:p text:style-name="P1"><text:span text:style-name="T2">om, k8stm-prd-eus2.trafficmanager.net, wdatp-prd-eus2-3.eastus2.cloudapp.azure.com</text:span></text:p>
      <text:p text:style-name="P1"><text:span text:style-name="T2">Actual Status Code: 200</text:span></text:p>
      <text:p text:style-name="P1"><text:span text:style-name="T2">Expected Status Code: 200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oft-page-break/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3"/>
      <text:p text:style-name="P3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winatp-gw-cus.microsoft.com/test</text:span></text:p>
      <text:p text:style-name="P1"><text:span text:style-name="T2">*************************************************</text:span></text:p>
      <text:p text:style-name="P3"/>
      <text:p text:style-name="P1"><text:span text:style-name="T2">VERBOSE: </text:span></text:p>
      <text:p text:style-name="P1"><text:span text:style-name="T2">Test Url: https://winatp-gw-cus.microsoft.com/test</text:span></text:p>
      <text:p text:style-name="P1"><text:span text:style-name="T2">Url to Unblock: https://winatp-gw-cus.microsoft.com/test</text:span></text:p>
      <text:p text:style-name="P1"><text:span text:style-name="T2">Url Type: Literal</text:span></text:p>
      <text:p text:style-name="P1"><text:span text:style-name="T2">Description: Microsoft Defender for Endpoint Command and Control. Central US data center</text:span></text:p>
      <text:p text:style-name="P1"><text:span text:style-name="T2">Resolved: True</text:span></text:p>
      <text:p text:style-name="P1"><text:span text:style-name="T2">IP Addresses: 52.154.249.141</text:span></text:p>
      <text:p text:style-name="P1"><text:span text:style-name="T2">DNS Aliases: sevillecloudgateway-cus-prd.trafficmanager.net, cloudappgw-cus3-prd.centralus.cloudapp</text:span></text:p>
      <text:p text:style-name="P1"><text:span text:style-name="T2">.azure.com</text:span></text:p>
      <text:p text:style-name="P1"><text:span text:style-name="T2">Actual Status Code: 200</text:span></text:p>
      <text:p text:style-name="P1"><text:span text:style-name="T2">Expected Status Code: 200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3"/>
      <text:p text:style-name="P3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us.vortex-win.data.microsoft.com/ping</text:span></text:p>
      <text:p text:style-name="P1"><text:span text:style-name="T2">*************************************************</text:span></text:p>
      <text:p text:style-name="P3"/>
      <text:p text:style-name="P1"><text:span text:style-name="T2">VERBOSE: </text:span></text:p>
      <text:p text:style-name="P1"><text:span text:style-name="T2">Test Url: https://us.vortex-win.data.microsoft.com/ping</text:span></text:p>
      <text:p text:style-name="P1"><text:span text:style-name="T2">Url to Unblock: https://us.vortex-win.data.microsoft.com/ping</text:span></text:p>
      <text:p text:style-name="P1"><text:span text:style-name="T2">Url Type: Literal</text:span></text:p>
      <text:p text:style-name="P1"><text:span text:style-name="T2">Description: Microsoft Defender for Endpoint EDR Cyber Data .</text:span></text:p>
      <text:p text:style-name="P1"><text:span text:style-name="T2">Resolved: True</text:span></text:p>
      <text:p text:style-name="P1"><text:span text:style-name="T2">IP Addresses: 52.114.128.43</text:span></text:p>
      <text:p text:style-name="P1"><text:span text:style-name="T2">DNS Aliases: us.events.data.trafficmanager.net, skypedataprdcolcus04.cloudapp.net</text:span></text:p>
      <text:p text:style-name="P1"><text:span text:style-name="T2">Actual Status Code: 200</text:span></text:p>
      <text:p text:style-name="P1"><text:span text:style-name="T2">Expected Status Code: 200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3"/>
      <text:p text:style-name="P3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onboardingpackagescusprd.blob.core.windows.net/</text:span></text:p>
      <text:p text:style-name="P1"><text:span text:style-name="T2">*************************************************</text:span></text:p>
      <text:p text:style-name="P3"/>
      <text:p text:style-name="P1"><text:span text:style-name="T2">VERBOSE: </text:span></text:p>
      <text:p text:style-name="P1"><text:span text:style-name="T2">Test Url: https://onboardingpackagescusprd.blob.core.windows.net/</text:span></text:p>
      <text:p text:style-name="P1"><text:span text:style-name="T2">Url to Unblock: https://*.blob.core.windows.net</text:span></text:p>
      <text:p text:style-name="P1"><text:span text:style-name="T2">Url Type: Pattern</text:span></text:p>
      <text:p text:style-name="P1"><text:span text:style-name="T2">Description: Azure Blob storage. Eastern US data center</text:span></text:p>
      <text:p text:style-name="P1"><text:span text:style-name="T2">Resolved: True</text:span></text:p>
      <text:p text:style-name="P1"><text:span text:style-name="T2">IP Addresses: 13.67.155.16</text:span></text:p>
      <text:p text:style-name="P1"><text:span text:style-name="T2">DNS Aliases: blob.dm3prdstr08a.store.core.windows.net</text:span></text:p>
      <text:p text:style-name="P1"><text:span text:style-name="T2">Actual Status Code: 400</text:span></text:p>
      <text:p text:style-name="P1"><text:span text:style-name="T2">Expected Status Code: 400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3"><text:soft-page-break/></text:p>
      <text:p text:style-name="P3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onboardingpackageseusprd.blob.core.windows.net/</text:span></text:p>
      <text:p text:style-name="P1"><text:span text:style-name="T2">*************************************************</text:span></text:p>
      <text:p text:style-name="P3"/>
      <text:p text:style-name="P1"><text:span text:style-name="T2">VERBOSE: </text:span></text:p>
      <text:p text:style-name="P1"><text:span text:style-name="T2">Test Url: https://onboardingpackageseusprd.blob.core.windows.net/</text:span></text:p>
      <text:p text:style-name="P1"><text:span text:style-name="T2">Url to Unblock: https://*.blob.core.windows.net</text:span></text:p>
      <text:p text:style-name="P1"><text:span text:style-name="T2">Url Type: Pattern</text:span></text:p>
      <text:p text:style-name="P1"><text:span text:style-name="T2">Description: Azure Blob storage. Central US data center</text:span></text:p>
      <text:p text:style-name="P1"><text:span text:style-name="T2">Resolved: True</text:span></text:p>
      <text:p text:style-name="P1"><text:span text:style-name="T2">IP Addresses: 52.225.136.36</text:span></text:p>
      <text:p text:style-name="P1"><text:span text:style-name="T2">DNS Aliases: blob.bn6prdstr15a.store.core.windows.net</text:span></text:p>
      <text:p text:style-name="P1"><text:span text:style-name="T2">Actual Status Code: 400</text:span></text:p>
      <text:p text:style-name="P1"><text:span text:style-name="T2">Expected Status Code: 400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3"/>
      <text:p text:style-name="P3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securitycenter.windows.com/</text:span></text:p>
      <text:p text:style-name="P1"><text:span text:style-name="T2">*************************************************</text:span></text:p>
      <text:p text:style-name="P3"/>
      <text:p text:style-name="P1"><text:span text:style-name="T2">VERBOSE: </text:span></text:p>
      <text:p text:style-name="P1"><text:span text:style-name="T2">Test Url: https://securitycenter.windows.com/</text:span></text:p>
      <text:p text:style-name="P1"><text:span text:style-name="T2">Url to Unblock: https://securitycenter.windows.com</text:span></text:p>
      <text:p text:style-name="P1"><text:span text:style-name="T2">Url Type: Literal</text:span></text:p>
      <text:p text:style-name="P1"><text:span text:style-name="T2">Description: Windows Defender Security Center</text:span></text:p>
      <text:p text:style-name="P1"><text:span text:style-name="T2">Resolved: True</text:span></text:p>
      <text:p text:style-name="P1"><text:span text:style-name="T2">IP Addresses: 104.209.255.29</text:span></text:p>
      <text:p text:style-name="P1"><text:span text:style-name="T2">DNS Aliases: wdatpprduxappgwprdtm.trafficmanager.net, ed9ff591-2a1b-4c23-97c8-d17382c85e5a.cloudapp</text:span></text:p>
      <text:p text:style-name="P1"><text:span text:style-name="T2">.net</text:span></text:p>
      <text:p text:style-name="P1"><text:span text:style-name="T2">Actual Status Code: 200</text:span></text:p>
      <text:p text:style-name="P1"><text:span text:style-name="T2">Expected Status Code: 200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3"/>
      <text:p text:style-name="P3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login.windows.net/common/oauth2/</text:span></text:p>
      <text:p text:style-name="P1"><text:span text:style-name="T2">*************************************************</text:span></text:p>
      <text:p text:style-name="P3"/>
      <text:p text:style-name="P1"><text:span text:style-name="T2">VERBOSE: </text:span></text:p>
      <text:p text:style-name="P1"><text:span text:style-name="T2">Test Url: https://login.windows.net/common/oauth2/</text:span></text:p>
      <text:p text:style-name="P1"><text:span text:style-name="T2">Url to Unblock: https://login.windows.net/common/oauth2/</text:span></text:p>
      <text:p text:style-name="P1"><text:span text:style-name="T2">Url Type: Literal</text:span></text:p>
      <text:p text:style-name="P1"><text:span text:style-name="T2">Description: Azure AD authentication</text:span></text:p>
      <text:p text:style-name="P1"><text:span text:style-name="T2">Resolved: True</text:span></text:p>
      <text:p text:style-name="P1"><text:span text:style-name="T2">IP Addresses: 40.126.24.149, 40.126.24.147, 40.126.24.84, 20.190.152.21, 20.190.152.22, 40.126.24.8</text:span></text:p>
      <text:p text:style-name="P1"><text:span text:style-name="T2">3, 40.126.24.146, 40.126.24.82</text:span></text:p>
      <text:p text:style-name="P1"><text:span text:style-name="T2">DNS Aliases: a.privatelink.msidentity.com, prda.aadg.msidentity.com, www.tm.a.prd.aadg.trafficmanag</text:span></text:p>
      <text:p text:style-name="P1"><text:span text:style-name="T2">er.net, san.next.a.prd.aadg.trafficmanager.net</text:span></text:p>
      <text:p text:style-name="P1"><text:span text:style-name="T2">Actual Status Code: 200</text:span></text:p>
      <text:p text:style-name="P1"><text:span text:style-name="T2">Expected Status Code: 200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3"/>
      <text:p text:style-name="P3"/>
      <text:p text:style-name="P1"><text:soft-page-break/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secure.aadcdn.microsoftonline-p.com/</text:span></text:p>
      <text:p text:style-name="P1"><text:span text:style-name="T2">*************************************************</text:span></text:p>
      <text:p text:style-name="P3"/>
      <text:p text:style-name="P1"><text:span text:style-name="T2">VERBOSE: </text:span></text:p>
      <text:p text:style-name="P1"><text:span text:style-name="T2">Test Url: https://secure.aadcdn.microsoftonline-p.com/</text:span></text:p>
      <text:p text:style-name="P1"><text:span text:style-name="T2">Url to Unblock: https://*.microsoftonline-p.com</text:span></text:p>
      <text:p text:style-name="P1"><text:span text:style-name="T2">Url Type: Pattern</text:span></text:p>
      <text:p text:style-name="P1"><text:span text:style-name="T2">Description: Azure AD Connect / Azure MFA / Azure ADFS</text:span></text:p>
      <text:p text:style-name="P1"><text:span text:style-name="T2">Resolved: True</text:span></text:p>
      <text:p text:style-name="P1"><text:span text:style-name="T2">IP Addresses: 104.110.153.31</text:span></text:p>
      <text:p text:style-name="P1"><text:span text:style-name="T2">DNS Aliases: secure.aadcdn.microsoftonline-p.com.edgekey.net, e13761.dscg.akamaiedge.net</text:span></text:p>
      <text:p text:style-name="P1"><text:span text:style-name="T2">Actual Status Code: 400</text:span></text:p>
      <text:p text:style-name="P1"><text:span text:style-name="T2">Expected Status Code: 400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3"/>
      <text:p text:style-name="P3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login.microsoftonline.com/common/oauth2/</text:span></text:p>
      <text:p text:style-name="P1"><text:span text:style-name="T2">*************************************************</text:span></text:p>
      <text:p text:style-name="P3"/>
      <text:p text:style-name="P1"><text:span text:style-name="T2">VERBOSE: </text:span></text:p>
      <text:p text:style-name="P1"><text:span text:style-name="T2">Test Url: https://login.microsoftonline.com/common/oauth2/</text:span></text:p>
      <text:p text:style-name="P1"><text:span text:style-name="T2">Url to Unblock: https://login.microsoftonline.com/common/oauth2/</text:span></text:p>
      <text:p text:style-name="P1"><text:span text:style-name="T2">Url Type: Literal</text:span></text:p>
      <text:p text:style-name="P1"><text:span text:style-name="T2">Description: Azure AD authentication</text:span></text:p>
      <text:p text:style-name="P1"><text:span text:style-name="T2">Resolved: True</text:span></text:p>
      <text:p text:style-name="P1"><text:span text:style-name="T2">IP Addresses: 20.190.128.128, 20.190.128.64, 40.126.0.68, 40.126.0.73, 40.126.0.65, 40.126.0.70, 40</text:span></text:p>
      <text:p text:style-name="P1"><text:span text:style-name="T2">.126.0.72, 40.126.0.69</text:span></text:p>
      <text:p text:style-name="P1"><text:span text:style-name="T2">DNS Aliases: a.privatelink.msidentity.com, prda.aadg.msidentity.com, www.tm.a.prd.aadg.trafficmanag</text:span></text:p>
      <text:p text:style-name="P1"><text:span text:style-name="T2">er.net, san.next.a.prd.aadg.trafficmanager.net</text:span></text:p>
      <text:p text:style-name="P1"><text:span text:style-name="T2">Actual Status Code: 200</text:span></text:p>
      <text:p text:style-name="P1"><text:span text:style-name="T2">Expected Status Code: 200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3"/>
      <text:p text:style-name="P3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login.microsoftonline.us/</text:span></text:p>
      <text:p text:style-name="P1"><text:span text:style-name="T2">*************************************************</text:span></text:p>
      <text:p text:style-name="P3"/>
      <text:p text:style-name="P1"><text:span text:style-name="T2">VERBOSE: </text:span></text:p>
      <text:p text:style-name="P1"><text:span text:style-name="T2">Test Url: https://login.microsoftonline.us/</text:span></text:p>
      <text:p text:style-name="P1"><text:span text:style-name="T2">Url to Unblock: https://login.microsoftonline.us</text:span></text:p>
      <text:p text:style-name="P1"><text:span text:style-name="T2">Url Type: Literal</text:span></text:p>
      <text:p text:style-name="P1"><text:span text:style-name="T2">Description: Azure AD authentication</text:span></text:p>
      <text:p text:style-name="P1"><text:span text:style-name="T2">Resolved: True</text:span></text:p>
      <text:p text:style-name="P1"><text:span text:style-name="T2">IP Addresses: 52.126.195.74, 52.126.195.77, 52.126.195.79, 52.126.195.81</text:span></text:p>
      <text:p text:style-name="P1"><text:span text:style-name="T2">DNS Aliases: a.privatelink.msidentity.us, prdusgov.aadg.msidentity.us, www.tm.ff.prd.aadg.trafficma</text:span></text:p>
      <text:p text:style-name="P1"><text:span text:style-name="T2">nager.net, bno1.b.ff.prd.aadg.trafficmanager.net</text:span></text:p>
      <text:p text:style-name="P1"><text:span text:style-name="T2">Actual Status Code: 200</text:span></text:p>
      <text:p text:style-name="P1"><text:span text:style-name="T2">Expected Status Code: 200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3"/>
      <text:p text:style-name="P3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oft-page-break/><text:span text:style-name="T2">Testing https://winatpmanagement-us.securitycenter.windows.com/</text:span></text:p>
      <text:p text:style-name="P1"><text:span text:style-name="T2">*************************************************</text:span></text:p>
      <text:p text:style-name="P3"/>
      <text:p text:style-name="P1"><text:span text:style-name="T2">VERBOSE: </text:span></text:p>
      <text:p text:style-name="P1"><text:span text:style-name="T2">Test Url: https://winatpmanagement-us.securitycenter.windows.com/</text:span></text:p>
      <text:p text:style-name="P1"><text:span text:style-name="T2">Url to Unblock: https://*.securitycenter.windows.com</text:span></text:p>
      <text:p text:style-name="P1"><text:span text:style-name="T2">Url Type: Pattern</text:span></text:p>
      <text:p text:style-name="P1"><text:span text:style-name="T2">Description: </text:span></text:p>
      <text:p text:style-name="P1"><text:span text:style-name="T2">Resolved: True</text:span></text:p>
      <text:p text:style-name="P1"><text:span text:style-name="T2">IP Addresses: 104.43.168.55</text:span></text:p>
      <text:p text:style-name="P1"><text:span text:style-name="T2">DNS Aliases: sevillesettings-us-prd.trafficmanager.net, sevillesettings-cus-prd.cloudapp.net</text:span></text:p>
      <text:p text:style-name="P1"><text:span text:style-name="T2">Actual Status Code: 404</text:span></text:p>
      <text:p text:style-name="P1"><text:span text:style-name="T2">Expected Status Code: 404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3"/>
      <text:p text:style-name="P3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threatintel-eus.securitycenter.windows.com/</text:span></text:p>
      <text:p text:style-name="P1"><text:span text:style-name="T2">*************************************************</text:span></text:p>
      <text:p text:style-name="P3"/>
      <text:p text:style-name="P1"><text:span text:style-name="T2">VERBOSE: </text:span></text:p>
      <text:p text:style-name="P1"><text:span text:style-name="T2">Test Url: https://threatintel-eus.securitycenter.windows.com/</text:span></text:p>
      <text:p text:style-name="P1"><text:span text:style-name="T2">Url to Unblock: https://*.securitycenter.windows.com</text:span></text:p>
      <text:p text:style-name="P1"><text:span text:style-name="T2">Url Type: Pattern</text:span></text:p>
      <text:p text:style-name="P1"><text:span text:style-name="T2">Description: Threat Intel. Eastern US data center</text:span></text:p>
      <text:p text:style-name="P1"><text:span text:style-name="T2">Resolved: True</text:span></text:p>
      <text:p text:style-name="P1"><text:span text:style-name="T2">IP Addresses: 20.44.109.164</text:span></text:p>
      <text:p text:style-name="P1"><text:span text:style-name="T2">DNS Aliases: threatintel-eus-prd.trafficmanager.net, threatintel-eus-prd.cloudapp.net</text:span></text:p>
      <text:p text:style-name="P1"><text:span text:style-name="T2">Actual Status Code: 404</text:span></text:p>
      <text:p text:style-name="P1"><text:span text:style-name="T2">Expected Status Code: 404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3"/>
      <text:p text:style-name="P3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threatintel-cus.securitycenter.windows.com/</text:span></text:p>
      <text:p text:style-name="P1"><text:span text:style-name="T2">*************************************************</text:span></text:p>
      <text:p text:style-name="P3"/>
      <text:p text:style-name="P1"><text:span text:style-name="T2">VERBOSE: </text:span></text:p>
      <text:p text:style-name="P1"><text:span text:style-name="T2">Test Url: https://threatintel-cus.securitycenter.windows.com/</text:span></text:p>
      <text:p text:style-name="P1"><text:span text:style-name="T2">Url to Unblock: https://*.securitycenter.windows.com</text:span></text:p>
      <text:p text:style-name="P1"><text:span text:style-name="T2">Url Type: Pattern</text:span></text:p>
      <text:p text:style-name="P1"><text:span text:style-name="T2">Description: Threat Intel. Central US data center</text:span></text:p>
      <text:p text:style-name="P1"><text:span text:style-name="T2">Resolved: True</text:span></text:p>
      <text:p text:style-name="P1"><text:span text:style-name="T2">IP Addresses: 40.86.100.172</text:span></text:p>
      <text:p text:style-name="P1"><text:span text:style-name="T2">DNS Aliases: threatintel-cus-prd.trafficmanager.net, threatintel-cus-prd.cloudapp.net</text:span></text:p>
      <text:p text:style-name="P1"><text:span text:style-name="T2">Actual Status Code: 404</text:span></text:p>
      <text:p text:style-name="P1"><text:span text:style-name="T2">Expected Status Code: 404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3"/>
      <text:p text:style-name="P3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automatediracs-eus-prd.securitycenter.windows.com/check</text:span></text:p>
      <text:p text:style-name="P1"><text:span text:style-name="T2">*************************************************</text:span></text:p>
      <text:p text:style-name="P3"/>
      <text:p text:style-name="P1"><text:span text:style-name="T3">The property 'HasValidationError' cannot be found on this object. Verify that the property exists.</text:span></text:p>
      <text:p text:style-name="P1"><text:span text:style-name="T3">At C:\Program </text:span></text:p>
      <text:p text:style-name="P1"><text:soft-page-break/><text:span text:style-name="T3">Files\WindowsPowerShell\Modules\HttpConnectivityTester\HttpConnectivityTester.psm1:650 char:5</text:span></text:p>
      <text:p text:style-name="P1"><text:span text:style-name="T3">+ <text:s text:c="4"/>$connectivitySummary = ('{0}Test Url: {1}{2}Url to Unblock: {3}{4 ...</text:span></text:p>
      <text:p text:style-name="P1"><text:span text:style-name="T3">+ <text:s text:c="4"/>~~~~~~~~~~~~~~~~~~~~~~~~~~~~~~~~~~~~~~~~~~~~~~~~~~~~~~~~~~~~~~~~~</text:span></text:p>
      <text:p text:style-name="P1"><text:span text:style-name="T3"><text:s text:c="4"/>+ CategoryInfo <text:s text:c="9"/>: NotSpecified: (:) [], PropertyNotFoundException</text:span></text:p>
      <text:p text:style-name="P1"><text:span text:style-name="T3"><text:s text:c="4"/>+ FullyQualifiedErrorId : PropertyNotFoundStrict</text:span></text:p>
      <text:p text:style-name="P1"><text:span text:style-name="T3"><text:s/></text:span></text:p>
      <text:p text:style-name="P1"><text:span text:style-name="T3">Write-Verbose : Cannot bind argument to parameter 'Message' because it is null.</text:span></text:p>
      <text:p text:style-name="P1"><text:span text:style-name="T3">At C:\Program </text:span></text:p>
      <text:p text:style-name="P1"><text:span text:style-name="T3">Files\WindowsPowerShell\Modules\HttpConnectivityTester\HttpConnectivityTester.psm1:651 char:28</text:span></text:p>
      <text:p text:style-name="P1"><text:span text:style-name="T3">+ <text:s text:c="4"/>Write-Verbose -Message $connectivitySummary</text:span></text:p>
      <text:p text:style-name="P1"><text:span text:style-name="T3">+ <text:s text:c="27"/>~~~~~~~~~~~~~~~~~~~~</text:span></text:p>
      <text:p text:style-name="P1"><text:span text:style-name="T3"><text:s text:c="4"/>+ CategoryInfo <text:s text:c="9"/>: InvalidData: (:) [Write-Verbose], ParameterBindingValidationExcepti </text:span></text:p>
      <text:p text:style-name="P1"><text:span text:style-name="T3"><text:s text:c="3"/>on</text:span></text:p>
      <text:p text:style-name="P1"><text:span text:style-name="T3"><text:s text:c="4"/>+ FullyQualifiedErrorId : ParameterArgumentValidationErrorNullNotAllowed,Microsoft.PowerShell </text:span></text:p>
      <text:p text:style-name="P1"><text:span text:style-name="T3"><text:s text:c="3"/>.Commands.WriteVerboseCommand</text:span></text:p>
      <text:p text:style-name="P1"><text:span text:style-name="T3"><text:s/></text:span></text:p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automatediracs-cus-prd.securitycenter.windows.com/</text:span></text:p>
      <text:p text:style-name="P1"><text:span text:style-name="T2">*************************************************</text:span></text:p>
      <text:p text:style-name="P3"/>
      <text:p text:style-name="P1"><text:span text:style-name="T3">The property 'HasValidationError' cannot be found on this object. Verify that the property exists.</text:span></text:p>
      <text:p text:style-name="P1"><text:span text:style-name="T3">At C:\Program </text:span></text:p>
      <text:p text:style-name="P1"><text:span text:style-name="T3">Files\WindowsPowerShell\Modules\HttpConnectivityTester\HttpConnectivityTester.psm1:650 char:5</text:span></text:p>
      <text:p text:style-name="P1"><text:span text:style-name="T3">+ <text:s text:c="4"/>$connectivitySummary = ('{0}Test Url: {1}{2}Url to Unblock: {3}{4 ...</text:span></text:p>
      <text:p text:style-name="P1"><text:span text:style-name="T3">+ <text:s text:c="4"/>~~~~~~~~~~~~~~~~~~~~~~~~~~~~~~~~~~~~~~~~~~~~~~~~~~~~~~~~~~~~~~~~~</text:span></text:p>
      <text:p text:style-name="P1"><text:span text:style-name="T3"><text:s text:c="4"/>+ CategoryInfo <text:s text:c="9"/>: NotSpecified: (:) [], PropertyNotFoundException</text:span></text:p>
      <text:p text:style-name="P1"><text:span text:style-name="T3"><text:s text:c="4"/>+ FullyQualifiedErrorId : PropertyNotFoundStrict</text:span></text:p>
      <text:p text:style-name="P1"><text:span text:style-name="T3"><text:s/></text:span></text:p>
      <text:p text:style-name="P1"><text:span text:style-name="T3">Write-Verbose : Cannot bind argument to parameter 'Message' because it is null.</text:span></text:p>
      <text:p text:style-name="P1"><text:span text:style-name="T3">At C:\Program </text:span></text:p>
      <text:p text:style-name="P1"><text:span text:style-name="T3">Files\WindowsPowerShell\Modules\HttpConnectivityTester\HttpConnectivityTester.psm1:651 char:28</text:span></text:p>
      <text:p text:style-name="P1"><text:span text:style-name="T3">+ <text:s text:c="4"/>Write-Verbose -Message $connectivitySummary</text:span></text:p>
      <text:p text:style-name="P1"><text:span text:style-name="T3">+ <text:s text:c="27"/>~~~~~~~~~~~~~~~~~~~~</text:span></text:p>
      <text:p text:style-name="P1"><text:span text:style-name="T3"><text:s text:c="4"/>+ CategoryInfo <text:s text:c="9"/>: InvalidData: (:) [Write-Verbose], ParameterBindingValidationExcepti </text:span></text:p>
      <text:p text:style-name="P1"><text:span text:style-name="T3"><text:s text:c="3"/>on</text:span></text:p>
      <text:p text:style-name="P1"><text:span text:style-name="T3"><text:s text:c="4"/>+ FullyQualifiedErrorId : ParameterArgumentValidationErrorNullNotAllowed,Microsoft.PowerShell </text:span></text:p>
      <text:p text:style-name="P1"><text:span text:style-name="T3"><text:s text:c="3"/>.Commands.WriteVerboseCommand</text:span></text:p>
      <text:p text:style-name="P1"><text:span text:style-name="T3"><text:s/></text:span></text:p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winatpservicehealth.securitycenter.windows.com/</text:span></text:p>
      <text:p text:style-name="P1"><text:span text:style-name="T2">*************************************************</text:span></text:p>
      <text:p text:style-name="P3"/>
      <text:p text:style-name="P1"><text:span text:style-name="T2">VERBOSE: </text:span></text:p>
      <text:p text:style-name="P1"><text:span text:style-name="T2">Test Url: https://winatpservicehealth.securitycenter.windows.com/</text:span></text:p>
      <text:p text:style-name="P1"><text:span text:style-name="T2">Url to Unblock: https://*.securitycenter.windows.com</text:span></text:p>
      <text:p text:style-name="P1"><text:span text:style-name="T2">Url Type: Pattern</text:span></text:p>
      <text:p text:style-name="P1"><text:span text:style-name="T2">Description: Service health status</text:span></text:p>
      <text:p text:style-name="P1"><text:span text:style-name="T2">Resolved: True</text:span></text:p>
      <text:p text:style-name="P1"><text:span text:style-name="T2">IP Addresses: 13.67.212.76</text:span></text:p>
      <text:p text:style-name="P1"><text:span text:style-name="T2">DNS Aliases: winatpservicehealth-prd.trafficmanager.net, winatpservicehealth-cus-prd.cloudapp.net</text:span></text:p>
      <text:p text:style-name="P1"><text:span text:style-name="T2">Actual Status Code: 404</text:span></text:p>
      <text:p text:style-name="P1"><text:span text:style-name="T2">Expected Status Code: 404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3"/>
      <text:p text:style-name="P3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dc.services.visualstudio.com/</text:span></text:p>
      <text:p text:style-name="P1"><text:span text:style-name="T2">*************************************************</text:span></text:p>
      <text:p text:style-name="P3"/>
      <text:p text:style-name="P1"><text:span text:style-name="T2">VERBOSE: </text:span></text:p>
      <text:p text:style-name="P1"><text:span text:style-name="T2">Test Url: https://dc.services.visualstudio.com/</text:span></text:p>
      <text:p text:style-name="P1"><text:span text:style-name="T2">Url to Unblock: https://dc.services.visualstudio.com</text:span></text:p>
      <text:p text:style-name="P1"><text:span text:style-name="T2">Url Type: Literal</text:span></text:p>
      <text:p text:style-name="P1"><text:span text:style-name="T2">Description: Azure Application Insights</text:span></text:p>
      <text:p text:style-name="P1"><text:span text:style-name="T2">Resolved: True</text:span></text:p>
      <text:p text:style-name="P1"><text:span text:style-name="T2">IP Addresses: 52.162.110.67</text:span></text:p>
      <text:p text:style-name="P1"><text:span text:style-name="T2">DNS Aliases: dc.applicationinsights.microsoft.com, dc.applicationinsights.azure.com, global.in.ai.m</text:span></text:p>
      <text:p text:style-name="P1"><text:span text:style-name="T2">onitor.azure.com, global.in.ai.privatelink.monitor.azure.com, dc.trafficmanager.net, ncus-breeziest</text:span></text:p>
      <text:p text:style-name="P1"><text:span text:style-name="T2">-in.cloudapp.net</text:span></text:p>
      <text:p text:style-name="P1"><text:span text:style-name="T2">Actual Status Code: 404</text:span></text:p>
      <text:p text:style-name="P1"><text:soft-page-break/><text:span text:style-name="T2">Expected Status Code: 404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3"/>
      <text:p text:style-name="P3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userrequests-us.securitycenter.windows.com/</text:span></text:p>
      <text:p text:style-name="P1"><text:span text:style-name="T2">*************************************************</text:span></text:p>
      <text:p text:style-name="P3"/>
      <text:p text:style-name="P1"><text:span text:style-name="T2">VERBOSE: </text:span></text:p>
      <text:p text:style-name="P1"><text:span text:style-name="T2">Test Url: https://userrequests-us.securitycenter.windows.com/</text:span></text:p>
      <text:p text:style-name="P1"><text:span text:style-name="T2">Url to Unblock: https://*.securitycenter.windows.com</text:span></text:p>
      <text:p text:style-name="P1"><text:span text:style-name="T2">Url Type: Pattern</text:span></text:p>
      <text:p text:style-name="P1"><text:span text:style-name="T2">Description: </text:span></text:p>
      <text:p text:style-name="P1"><text:span text:style-name="T2">Resolved: True</text:span></text:p>
      <text:p text:style-name="P1"><text:span text:style-name="T2">IP Addresses: 52.177.223.91</text:span></text:p>
      <text:p text:style-name="P1"><text:span text:style-name="T2">DNS Aliases: userrequestsfrontend-us-prd.trafficmanager.net, userrequestsfrontend-eus-prd.cloudapp.</text:span></text:p>
      <text:p text:style-name="P1"><text:span text:style-name="T2">net</text:span></text:p>
      <text:p text:style-name="P1"><text:span text:style-name="T2">Actual Status Code: 404</text:span></text:p>
      <text:p text:style-name="P1"><text:span text:style-name="T2">Expected Status Code: 404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3"/>
      <text:p text:style-name="P3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winatpsecurityanalyticsapi-us.securitycenter.windows.com/</text:span></text:p>
      <text:p text:style-name="P1"><text:span text:style-name="T2">*************************************************</text:span></text:p>
      <text:p text:style-name="P3"/>
      <text:p text:style-name="P1"><text:span text:style-name="T2">VERBOSE: </text:span></text:p>
      <text:p text:style-name="P1"><text:span text:style-name="T2">Test Url: https://winatpsecurityanalyticsapi-us.securitycenter.windows.com/</text:span></text:p>
      <text:p text:style-name="P1"><text:span text:style-name="T2">Url to Unblock: https://*.securitycenter.windows.com</text:span></text:p>
      <text:p text:style-name="P1"><text:span text:style-name="T2">Url Type: Pattern</text:span></text:p>
      <text:p text:style-name="P1"><text:span text:style-name="T2">Description: Secure Score security analytics</text:span></text:p>
      <text:p text:style-name="P1"><text:span text:style-name="T2">Resolved: True</text:span></text:p>
      <text:p text:style-name="P1"><text:span text:style-name="T2">IP Addresses: 40.78.155.3</text:span></text:p>
      <text:p text:style-name="P1"><text:span text:style-name="T2">DNS Aliases: securityanalyticsapi-us-prd.trafficmanager.net, securityanalyticsapi-cus-prd.cloudapp.</text:span></text:p>
      <text:p text:style-name="P1"><text:span text:style-name="T2">net</text:span></text:p>
      <text:p text:style-name="P1"><text:span text:style-name="T2">Actual Status Code: 403</text:span></text:p>
      <text:p text:style-name="P1"><text:span text:style-name="T2">Expected Status Code: 403</text:span></text:p>
      <text:p text:style-name="P1"><text:span text:style-name="T2">Is Unexpected Status Code: False</text:span></text:p>
      <text:p text:style-name="P1"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3"/>
      <text:p text:style-name="P3"/>
      <text:p text:style-name="P1"><text:span text:style-name="T2">VERBOSE: </text:span></text:p>
      <text:p text:style-name="P1"><text:span text:style-name="T2">*************************************************</text:span></text:p>
      <text:p text:style-name="P1"><text:span text:style-name="T2">Testing https://static2.sharepointonline.com/</text:span></text:p>
      <text:p text:style-name="P1"><text:span text:style-name="T2">*************************************************</text:span></text:p>
      <text:p text:style-name="P3"/>
      <text:p text:style-name="P1"><text:span text:style-name="T2">VERBOSE: </text:span></text:p>
      <text:p text:style-name="P1"><text:span text:style-name="T2">Test Url: https://static2.sharepointonline.com/</text:span></text:p>
      <text:p text:style-name="P1"><text:span text:style-name="T2">Url to Unblock: https://static2.sharepointonline.com</text:span></text:p>
      <text:p text:style-name="P1"><text:span text:style-name="T2">Url Type: Literal</text:span></text:p>
      <text:p text:style-name="P1"><text:span text:style-name="T2">Description: Host for Microsoft Fabric Assets containing fonts, icons, and stylesheets used by Micr</text:span></text:p>
      <text:p text:style-name="P1"><text:span text:style-name="T2">osoft cloud service user interfaces</text:span></text:p>
      <text:p text:style-name="P1"><text:span text:style-name="T2">Resolved: True</text:span></text:p>
      <text:p text:style-name="P1"><text:span text:style-name="T2">IP Addresses: 104.110.157.23</text:span></text:p>
      <text:p text:style-name="P1"><text:span text:style-name="T2">DNS Aliases: static2.sharepointonline.com.edgekey.net, e1780.g.akamaiedge.net</text:span></text:p>
      <text:p text:style-name="P1"><text:span text:style-name="T2">Actual Status Code: 400</text:span></text:p>
      <text:p text:style-name="P1"><text:span text:style-name="T2">Expected Status Code: 400</text:span></text:p>
      <text:p text:style-name="P1"><text:span text:style-name="T2">Is Unexpected Status Code: False</text:span></text:p>
      <text:p text:style-name="P1"><text:soft-page-break/><text:span text:style-name="T2">Status Message: </text:span></text:p>
      <text:p text:style-name="P1"><text:span text:style-name="T2">Blocked: False</text:span></text:p>
      <text:p text:style-name="P1"><text:span text:style-name="T2">Certificate Error: False</text:span></text:p>
      <text:p text:style-name="P1"><text:span text:style-name="T2">Certificate Error Message: </text:span></text:p>
      <text:p text:style-name="P1"><text:span text:style-name="T2">Ignore Certificate Validation Errors: False</text:span></text:p>
      <text:p text:style-name="P1"><text:span text:style-name="T2">Certificate Validation Error: False</text:span></text:p>
      <text:p text:style-name="P1"><text:span text:style-name="T2">Certificate Validation Error Message: </text:span></text:p>
      <text:p text:style-name="P3"/>
      <text:p text:style-name="P3"/>
      <text:p text:style-name="P1"><text:span text:style-name="T4">WARNING: This script must be run as SYSTEM to ensure accurate results since the diagnostic tracking</text:span></text:p>
      <text:p text:style-name="P1"><text:span text:style-name="T4"><text:s/>service is not configured to use a user authenticating proxy</text:span></text:p>
      <text:p text:style-name="P2"/>
      <text:p text:style-name="P2"/>
      <text:p text:style-name="P1"><text:span text:style-name="T1">Blocked <text:s text:c="11"/>: False</text:span></text:p>
      <text:p text:style-name="P1"><text:span text:style-name="T1">TestUrl <text:s text:c="11"/>: https://onboardingpackagescusprd.blob.core.windows.net/</text:span></text:p>
      <text:p text:style-name="P1"><text:span text:style-name="T1">UnblockUrl <text:s text:c="8"/>: https://*.blob.core.windows.net</text:span></text:p>
      <text:p text:style-name="P1"><text:span text:style-name="T1">DnsAliases <text:s text:c="8"/>: {blob.dm3prdstr08a.store.core.windows.net}</text:span></text:p>
      <text:p text:style-name="P1"><text:span text:style-name="T1">IpAddresses <text:s text:c="7"/>: {13.67.155.16}</text:span></text:p>
      <text:p text:style-name="P1"><text:span text:style-name="T1">Description <text:s text:c="7"/>: Azure Blob storage. Eastern US data center</text:span></text:p>
      <text:p text:style-name="P1"><text:span text:style-name="T1">Resolved <text:s text:c="10"/>: True</text:span></text:p>
      <text:p text:style-name="P1"><text:span text:style-name="T1">ActualStatusCode <text:s text:c="2"/>: 400</text:span></text:p>
      <text:p text:style-name="P1"><text:span text:style-name="T1">ExpectedStatusCode : 400</text:span></text:p>
      <text:p text:style-name="P1"><text:span text:style-name="T1">UnexpectedStatus <text:s text:c="2"/>: False</text:span></text:p>
      <text:p text:style-name="P2"/>
      <text:p text:style-name="P1"><text:span text:style-name="T1">Blocked <text:s text:c="11"/>: False</text:span></text:p>
      <text:p text:style-name="P1"><text:span text:style-name="T1">TestUrl <text:s text:c="11"/>: https://onboardingpackageseusprd.blob.core.windows.net/</text:span></text:p>
      <text:p text:style-name="P1"><text:span text:style-name="T1">UnblockUrl <text:s text:c="8"/>: https://*.blob.core.windows.net</text:span></text:p>
      <text:p text:style-name="P1"><text:span text:style-name="T1">DnsAliases <text:s text:c="8"/>: {blob.bn6prdstr15a.store.core.windows.net}</text:span></text:p>
      <text:p text:style-name="P1"><text:span text:style-name="T1">IpAddresses <text:s text:c="7"/>: {52.225.136.36}</text:span></text:p>
      <text:p text:style-name="P1"><text:span text:style-name="T1">Description <text:s text:c="7"/>: Azure Blob storage. Central US data center</text:span></text:p>
      <text:p text:style-name="P1"><text:span text:style-name="T1">Resolved <text:s text:c="10"/>: True</text:span></text:p>
      <text:p text:style-name="P1"><text:span text:style-name="T1">ActualStatusCode <text:s text:c="2"/>: 400</text:span></text:p>
      <text:p text:style-name="P1"><text:span text:style-name="T1">ExpectedStatusCode : 400</text:span></text:p>
      <text:p text:style-name="P1"><text:span text:style-name="T1">UnexpectedStatus <text:s text:c="2"/>: False</text:span></text:p>
      <text:p text:style-name="P2"/>
      <text:p text:style-name="P1"><text:span text:style-name="T1">Blocked <text:s text:c="11"/>: False</text:span></text:p>
      <text:p text:style-name="P1"><text:span text:style-name="T1">TestUrl <text:s text:c="11"/>: http://crl.microsoft.com/</text:span></text:p>
      <text:p text:style-name="P1"><text:span text:style-name="T1">UnblockUrl <text:s text:c="8"/>: http://crl.microsoft.com</text:span></text:p>
      <text:p text:style-name="P1"><text:span text:style-name="T1">DnsAliases <text:s text:c="8"/>: {crl.www.ms.akadns.net, a1363.dscg.akamai.net}</text:span></text:p>
      <text:p text:style-name="P1"><text:span text:style-name="T1">IpAddresses <text:s text:c="7"/>: {23.46.238.200, 23.46.238.203}</text:span></text:p>
      <text:p text:style-name="P1"><text:span text:style-name="T1">Description <text:s text:c="7"/>: Microsoft Certificate Revocation List responder URL</text:span></text:p>
      <text:p text:style-name="P1"><text:span text:style-name="T1">Resolved <text:s text:c="10"/>: True</text:span></text:p>
      <text:p text:style-name="P1"><text:span text:style-name="T1">ActualStatusCode <text:s text:c="2"/>: 400</text:span></text:p>
      <text:p text:style-name="P1"><text:span text:style-name="T1">ExpectedStatusCode : 400</text:span></text:p>
      <text:p text:style-name="P1"><text:span text:style-name="T1">UnexpectedStatus <text:s text:c="2"/>: False</text:span></text:p>
      <text:p text:style-name="P2"/>
      <text:p text:style-name="P1"><text:span text:style-name="T1">Blocked <text:s text:c="11"/>: False</text:span></text:p>
      <text:p text:style-name="P1"><text:span text:style-name="T1">TestUrl <text:s text:c="11"/>: http://ctldl.windowsupdate.com/</text:span></text:p>
      <text:p text:style-name="P1"><text:span text:style-name="T1">UnblockUrl <text:s text:c="8"/>: http://ctldl.windowsupdate.com</text:span></text:p>
      <text:p text:style-name="P1"><text:span text:style-name="T1">DnsAliases <text:s text:c="8"/>: {au-bg-shim.trafficmanager.net, audownload.windowsupdate.nsatc.net, </text:span></text:p>
      <text:p text:style-name="P1"><text:span text:style-name="T1"><text:s text:c="21"/>au.download.windowsupdate.com.edgesuite.net, a767.dscg3.akamai.net}</text:span></text:p>
      <text:p text:style-name="P1"><text:span text:style-name="T1">IpAddresses <text:s text:c="7"/>: {104.97.85.54, 104.97.85.29}</text:span></text:p>
      <text:p text:style-name="P1"><text:span text:style-name="T1">Description <text:s text:c="7"/>: Microsoft Certificate Trust List download URL</text:span></text:p>
      <text:p text:style-name="P1"><text:span text:style-name="T1">Resolved <text:s text:c="10"/>: True</text:span></text:p>
      <text:p text:style-name="P1"><text:span text:style-name="T1">ActualStatusCode <text:s text:c="2"/>: 200</text:span></text:p>
      <text:p text:style-name="P1"><text:span text:style-name="T1">ExpectedStatusCode : 200</text:span></text:p>
      <text:p text:style-name="P1"><text:span text:style-name="T1">UnexpectedStatus <text:s text:c="2"/>: False</text:span></text:p>
      <text:p text:style-name="P2"/>
      <text:p text:style-name="P1"><text:span text:style-name="T1">Blocked <text:s text:c="11"/>: False</text:span></text:p>
      <text:p text:style-name="P1"><text:span text:style-name="T1">TestUrl <text:s text:c="11"/>: https://events.data.microsoft.com/</text:span></text:p>
      <text:p text:style-name="P1"><text:span text:style-name="T1">UnblockUrl <text:s text:c="8"/>: https://events.data.microsoft.com</text:span></text:p>
      <text:p text:style-name="P1"><text:span text:style-name="T1">DnsAliases <text:s text:c="8"/>: {global.asimov.events.data.trafficmanager.net, </text:span></text:p>
      <text:p text:style-name="P1"><text:span text:style-name="T1"><text:s text:c="21"/>skypedataprdcolwus01.cloudapp.net}</text:span></text:p>
      <text:p text:style-name="P1"><text:span text:style-name="T1">IpAddresses <text:s text:c="7"/>: {52.114.159.112}</text:span></text:p>
      <text:p text:style-name="P1"><text:span text:style-name="T1">Description <text:s text:c="7"/>: WDATP event channel</text:span></text:p>
      <text:p text:style-name="P1"><text:span text:style-name="T1">Resolved <text:s text:c="10"/>: True</text:span></text:p>
      <text:p text:style-name="P1"><text:span text:style-name="T1">ActualStatusCode <text:s text:c="2"/>: 404</text:span></text:p>
      <text:p text:style-name="P1"><text:span text:style-name="T1">ExpectedStatusCode : 404</text:span></text:p>
      <text:p text:style-name="P1"><text:span text:style-name="T1">UnexpectedStatus <text:s text:c="2"/>: False</text:span></text:p>
      <text:p text:style-name="P2"/>
      <text:p text:style-name="P1"><text:span text:style-name="T1">Blocked <text:s text:c="11"/>: False</text:span></text:p>
      <text:p text:style-name="P1"><text:span text:style-name="T1">TestUrl <text:s text:c="11"/>: https://us.vortex-win.data.microsoft.com/ping</text:span></text:p>
      <text:p text:style-name="P1"><text:span text:style-name="T1">UnblockUrl <text:s text:c="8"/>: https://us.vortex-win.data.microsoft.com/ping</text:span></text:p>
      <text:p text:style-name="P1"><text:span text:style-name="T1">DnsAliases <text:s text:c="8"/>: {us.events.data.trafficmanager.net, skypedataprdcolcus04.cloudapp.net}</text:span></text:p>
      <text:p text:style-name="P1"><text:span text:style-name="T1">IpAddresses <text:s text:c="7"/>: {52.114.128.43}</text:span></text:p>
      <text:p text:style-name="P1"><text:span text:style-name="T1">Description <text:s text:c="7"/>: WDATP data channel</text:span></text:p>
      <text:p text:style-name="P1"><text:span text:style-name="T1">Resolved <text:s text:c="10"/>: True</text:span></text:p>
      <text:p text:style-name="P1"><text:span text:style-name="T1">ActualStatusCode <text:s text:c="2"/>: 200</text:span></text:p>
      <text:p text:style-name="P1"><text:span text:style-name="T1">ExpectedStatusCode : 400</text:span></text:p>
      <text:p text:style-name="P1"><text:span text:style-name="T1">UnexpectedStatus <text:s text:c="2"/>: False</text:span></text:p>
      <text:p text:style-name="P2"><text:soft-page-break/></text:p>
      <text:p text:style-name="P1"><text:span text:style-name="T1">Blocked <text:s text:c="11"/>: False</text:span></text:p>
      <text:p text:style-name="P1"><text:span text:style-name="T1">TestUrl <text:s text:c="11"/>: https://us-v20.events.data.microsoft.com/</text:span></text:p>
      <text:p text:style-name="P1"><text:span text:style-name="T1">UnblockUrl <text:s text:c="8"/>: https://us-v20.events.data.microsoft.com</text:span></text:p>
      <text:p text:style-name="P1"><text:span text:style-name="T1">DnsAliases <text:s text:c="8"/>: {us.events.data.trafficmanager.net, skypedataprdcolcus04.cloudapp.net}</text:span></text:p>
      <text:p text:style-name="P1"><text:span text:style-name="T1">IpAddresses <text:s text:c="7"/>: {52.114.128.43}</text:span></text:p>
      <text:p text:style-name="P1"><text:span text:style-name="T1">Description <text:s text:c="7"/>: Microsoft Defender for Endpoint EDR Cyber Data </text:span></text:p>
      <text:p text:style-name="P1"><text:span text:style-name="T1">Resolved <text:s text:c="10"/>: True</text:span></text:p>
      <text:p text:style-name="P1"><text:span text:style-name="T1">ActualStatusCode <text:s text:c="2"/>: 404</text:span></text:p>
      <text:p text:style-name="P1"><text:span text:style-name="T1">ExpectedStatusCode : 404</text:span></text:p>
      <text:p text:style-name="P1"><text:span text:style-name="T1">UnexpectedStatus <text:s text:c="2"/>: False</text:span></text:p>
      <text:p text:style-name="P2"/>
      <text:p text:style-name="P1"><text:span text:style-name="T1">Blocked <text:s text:c="11"/>: False</text:span></text:p>
      <text:p text:style-name="P1"><text:span text:style-name="T1">TestUrl <text:s text:c="11"/>: https://us-v20.events.data.microsoft.com/ping</text:span></text:p>
      <text:p text:style-name="P1"><text:span text:style-name="T1">UnblockUrl <text:s text:c="8"/>: https://us-v20.events.data.microsoft.com/ping</text:span></text:p>
      <text:p text:style-name="P1"><text:span text:style-name="T1">DnsAliases <text:s text:c="8"/>: {us.events.data.trafficmanager.net, skypedataprdcolcus04.cloudapp.net}</text:span></text:p>
      <text:p text:style-name="P1"><text:span text:style-name="T1">IpAddresses <text:s text:c="7"/>: {52.114.128.43}</text:span></text:p>
      <text:p text:style-name="P1"><text:span text:style-name="T1">Description <text:s text:c="7"/>: Microsoft Defender for Endpoint EDR Cyber Data </text:span></text:p>
      <text:p text:style-name="P1"><text:span text:style-name="T1">Resolved <text:s text:c="10"/>: True</text:span></text:p>
      <text:p text:style-name="P1"><text:span text:style-name="T1">ActualStatusCode <text:s text:c="2"/>: 200</text:span></text:p>
      <text:p text:style-name="P1"><text:span text:style-name="T1">ExpectedStatusCode : 404</text:span></text:p>
      <text:p text:style-name="P1"><text:span text:style-name="T1">UnexpectedStatus <text:s text:c="2"/>: False</text:span></text:p>
      <text:p text:style-name="P2"/>
      <text:p text:style-name="P1"><text:span text:style-name="T1">Blocked <text:s text:c="11"/>: False</text:span></text:p>
      <text:p text:style-name="P1"><text:span text:style-name="T1">TestUrl <text:s text:c="11"/>: https://winatp-gw-eus.microsoft.com/test</text:span></text:p>
      <text:p text:style-name="P1"><text:span text:style-name="T1">UnblockUrl <text:s text:c="8"/>: https://winatp-gw-eus.microsoft.com/test</text:span></text:p>
      <text:p text:style-name="P1"><text:span text:style-name="T1">DnsAliases <text:s text:c="8"/>: {sevillecloudgateway-eus-prd.trafficmanager.net, </text:span></text:p>
      <text:p text:style-name="P1"><text:span text:style-name="T1"><text:s text:c="21"/>wdatpprd-eus2.securitycenter.windows.com, k8stm-prd-eus2.trafficmanager.net, </text:span></text:p>
      <text:p text:style-name="P1"><text:span text:style-name="T1"><text:s text:c="21"/>wdatp-prd-eus2-3.eastus2.cloudapp.azure.com}</text:span></text:p>
      <text:p text:style-name="P1"><text:span text:style-name="T1">IpAddresses <text:s text:c="7"/>: {40.65.232.222}</text:span></text:p>
      <text:p text:style-name="P1"><text:span text:style-name="T1">Description <text:s text:c="7"/>: Microsoft Defender for Endpoint Command and Control. Eastern US data center</text:span></text:p>
      <text:p text:style-name="P1"><text:span text:style-name="T1">Resolved <text:s text:c="10"/>: True</text:span></text:p>
      <text:p text:style-name="P1"><text:span text:style-name="T1">ActualStatusCode <text:s text:c="2"/>: 200</text:span></text:p>
      <text:p text:style-name="P1"><text:span text:style-name="T1">ExpectedStatusCode : 200</text:span></text:p>
      <text:p text:style-name="P1"><text:span text:style-name="T1">UnexpectedStatus <text:s text:c="2"/>: False</text:span></text:p>
      <text:p text:style-name="P2"/>
      <text:p text:style-name="P1"><text:span text:style-name="T1">Blocked <text:s text:c="11"/>: False</text:span></text:p>
      <text:p text:style-name="P1"><text:span text:style-name="T1">TestUrl <text:s text:c="11"/>: https://winatp-gw-cus.microsoft.com/test</text:span></text:p>
      <text:p text:style-name="P1"><text:span text:style-name="T1">UnblockUrl <text:s text:c="8"/>: https://winatp-gw-cus.microsoft.com/test</text:span></text:p>
      <text:p text:style-name="P1"><text:span text:style-name="T1">DnsAliases <text:s text:c="8"/>: {sevillecloudgateway-cus-prd.trafficmanager.net, </text:span></text:p>
      <text:p text:style-name="P1"><text:span text:style-name="T1"><text:s text:c="21"/>cloudappgw-cus3-prd.centralus.cloudapp.azure.com}</text:span></text:p>
      <text:p text:style-name="P1"><text:span text:style-name="T1">IpAddresses <text:s text:c="7"/>: {52.154.249.141}</text:span></text:p>
      <text:p text:style-name="P1"><text:span text:style-name="T1">Description <text:s text:c="7"/>: Microsoft Defender for Endpoint Command and Control. Central US data center</text:span></text:p>
      <text:p text:style-name="P1"><text:span text:style-name="T1">Resolved <text:s text:c="10"/>: True</text:span></text:p>
      <text:p text:style-name="P1"><text:span text:style-name="T1">ActualStatusCode <text:s text:c="2"/>: 200</text:span></text:p>
      <text:p text:style-name="P1"><text:span text:style-name="T1">ExpectedStatusCode : 200</text:span></text:p>
      <text:p text:style-name="P1"><text:span text:style-name="T1">UnexpectedStatus <text:s text:c="2"/>: False</text:span></text:p>
      <text:p text:style-name="P2"/>
      <text:p text:style-name="P1"><text:span text:style-name="T1">Blocked <text:s text:c="11"/>: False</text:span></text:p>
      <text:p text:style-name="P1"><text:span text:style-name="T1">TestUrl <text:s text:c="11"/>: https://us.vortex-win.data.microsoft.com/ping</text:span></text:p>
      <text:p text:style-name="P1"><text:span text:style-name="T1">UnblockUrl <text:s text:c="8"/>: https://us.vortex-win.data.microsoft.com/ping</text:span></text:p>
      <text:p text:style-name="P1"><text:span text:style-name="T1">DnsAliases <text:s text:c="8"/>: {us.events.data.trafficmanager.net, skypedataprdcolcus04.cloudapp.net}</text:span></text:p>
      <text:p text:style-name="P1"><text:span text:style-name="T1">IpAddresses <text:s text:c="7"/>: {52.114.128.43}</text:span></text:p>
      <text:p text:style-name="P1"><text:span text:style-name="T1">Description <text:s text:c="7"/>: Microsoft Defender for Endpoint EDR Cyber Data .</text:span></text:p>
      <text:p text:style-name="P1"><text:span text:style-name="T1">Resolved <text:s text:c="10"/>: True</text:span></text:p>
      <text:p text:style-name="P1"><text:span text:style-name="T1">ActualStatusCode <text:s text:c="2"/>: 200</text:span></text:p>
      <text:p text:style-name="P1"><text:span text:style-name="T1">ExpectedStatusCode : 200</text:span></text:p>
      <text:p text:style-name="P1"><text:span text:style-name="T1">UnexpectedStatus <text:s text:c="2"/>: False</text:span></text:p>
      <text:p text:style-name="P2"/>
      <text:p text:style-name="P1"><text:span text:style-name="T1">Blocked <text:s text:c="11"/>: False</text:span></text:p>
      <text:p text:style-name="P1"><text:span text:style-name="T1">TestUrl <text:s text:c="11"/>: https://onboardingpackagescusprd.blob.core.windows.net/</text:span></text:p>
      <text:p text:style-name="P1"><text:span text:style-name="T1">UnblockUrl <text:s text:c="8"/>: https://*.blob.core.windows.net</text:span></text:p>
      <text:p text:style-name="P1"><text:span text:style-name="T1">DnsAliases <text:s text:c="8"/>: {blob.dm3prdstr08a.store.core.windows.net}</text:span></text:p>
      <text:p text:style-name="P1"><text:span text:style-name="T1">IpAddresses <text:s text:c="7"/>: {13.67.155.16}</text:span></text:p>
      <text:p text:style-name="P1"><text:span text:style-name="T1">Description <text:s text:c="7"/>: Azure Blob storage. Eastern US data center</text:span></text:p>
      <text:p text:style-name="P1"><text:span text:style-name="T1">Resolved <text:s text:c="10"/>: True</text:span></text:p>
      <text:p text:style-name="P1"><text:span text:style-name="T1">ActualStatusCode <text:s text:c="2"/>: 400</text:span></text:p>
      <text:p text:style-name="P1"><text:span text:style-name="T1">ExpectedStatusCode : 400</text:span></text:p>
      <text:p text:style-name="P1"><text:span text:style-name="T1">UnexpectedStatus <text:s text:c="2"/>: False</text:span></text:p>
      <text:p text:style-name="P2"/>
      <text:p text:style-name="P1"><text:span text:style-name="T1">Blocked <text:s text:c="11"/>: False</text:span></text:p>
      <text:p text:style-name="P1"><text:span text:style-name="T1">TestUrl <text:s text:c="11"/>: https://onboardingpackageseusprd.blob.core.windows.net/</text:span></text:p>
      <text:p text:style-name="P1"><text:span text:style-name="T1">UnblockUrl <text:s text:c="8"/>: https://*.blob.core.windows.net</text:span></text:p>
      <text:p text:style-name="P1"><text:span text:style-name="T1">DnsAliases <text:s text:c="8"/>: {blob.bn6prdstr15a.store.core.windows.net}</text:span></text:p>
      <text:p text:style-name="P1"><text:span text:style-name="T1">IpAddresses <text:s text:c="7"/>: {52.225.136.36}</text:span></text:p>
      <text:p text:style-name="P1"><text:span text:style-name="T1">Description <text:s text:c="7"/>: Azure Blob storage. Central US data center</text:span></text:p>
      <text:p text:style-name="P1"><text:span text:style-name="T1">Resolved <text:s text:c="10"/>: True</text:span></text:p>
      <text:p text:style-name="P1"><text:span text:style-name="T1">ActualStatusCode <text:s text:c="2"/>: 400</text:span></text:p>
      <text:p text:style-name="P1"><text:span text:style-name="T1">ExpectedStatusCode : 400</text:span></text:p>
      <text:p text:style-name="P1"><text:span text:style-name="T1">UnexpectedStatus <text:s text:c="2"/>: False</text:span></text:p>
      <text:p text:style-name="P2"><text:soft-page-break/></text:p>
      <text:p text:style-name="P1"><text:span text:style-name="T1">Blocked <text:s text:c="11"/>: False</text:span></text:p>
      <text:p text:style-name="P1"><text:span text:style-name="T1">TestUrl <text:s text:c="11"/>: https://securitycenter.windows.com/</text:span></text:p>
      <text:p text:style-name="P1"><text:span text:style-name="T1">UnblockUrl <text:s text:c="8"/>: https://securitycenter.windows.com</text:span></text:p>
      <text:p text:style-name="P1"><text:span text:style-name="T1">DnsAliases <text:s text:c="8"/>: {wdatpprduxappgwprdtm.trafficmanager.net, </text:span></text:p>
      <text:p text:style-name="P1"><text:span text:style-name="T1"><text:s text:c="21"/>ed9ff591-2a1b-4c23-97c8-d17382c85e5a.cloudapp.net}</text:span></text:p>
      <text:p text:style-name="P1"><text:span text:style-name="T1">IpAddresses <text:s text:c="7"/>: {104.209.255.29}</text:span></text:p>
      <text:p text:style-name="P1"><text:span text:style-name="T1">Description <text:s text:c="7"/>: Windows Defender Security Center</text:span></text:p>
      <text:p text:style-name="P1"><text:span text:style-name="T1">Resolved <text:s text:c="10"/>: True</text:span></text:p>
      <text:p text:style-name="P1"><text:span text:style-name="T1">ActualStatusCode <text:s text:c="2"/>: 200</text:span></text:p>
      <text:p text:style-name="P1"><text:span text:style-name="T1">ExpectedStatusCode : 200</text:span></text:p>
      <text:p text:style-name="P1"><text:span text:style-name="T1">UnexpectedStatus <text:s text:c="2"/>: False</text:span></text:p>
      <text:p text:style-name="P2"/>
      <text:p text:style-name="P1"><text:span text:style-name="T1">Blocked <text:s text:c="11"/>: False</text:span></text:p>
      <text:p text:style-name="P1"><text:span text:style-name="T1">TestUrl <text:s text:c="11"/>: https://login.windows.net/common/oauth2/</text:span></text:p>
      <text:p text:style-name="P1"><text:span text:style-name="T1">UnblockUrl <text:s text:c="8"/>: https://login.windows.net/common/oauth2/</text:span></text:p>
      <text:p text:style-name="P1"><text:span text:style-name="T1">DnsAliases <text:s text:c="8"/>: {a.privatelink.msidentity.com, prda.aadg.msidentity.com, </text:span></text:p>
      <text:p text:style-name="P1"><text:span text:style-name="T1"><text:s text:c="21"/>www.tm.a.prd.aadg.trafficmanager.net, san.next.a.prd.aadg.trafficmanager.net}</text:span></text:p>
      <text:p text:style-name="P1"><text:span text:style-name="T1">IpAddresses <text:s text:c="7"/>: {40.126.24.149, 40.126.24.147, 40.126.24.84, 20.190.152.21...}</text:span></text:p>
      <text:p text:style-name="P1"><text:span text:style-name="T1">Description <text:s text:c="7"/>: Azure AD authentication</text:span></text:p>
      <text:p text:style-name="P1"><text:span text:style-name="T1">Resolved <text:s text:c="10"/>: True</text:span></text:p>
      <text:p text:style-name="P1"><text:span text:style-name="T1">ActualStatusCode <text:s text:c="2"/>: 200</text:span></text:p>
      <text:p text:style-name="P1"><text:span text:style-name="T1">ExpectedStatusCode : 200</text:span></text:p>
      <text:p text:style-name="P1"><text:span text:style-name="T1">UnexpectedStatus <text:s text:c="2"/>: False</text:span></text:p>
      <text:p text:style-name="P2"/>
      <text:p text:style-name="P1"><text:span text:style-name="T1">Blocked <text:s text:c="11"/>: False</text:span></text:p>
      <text:p text:style-name="P1"><text:span text:style-name="T1">TestUrl <text:s text:c="11"/>: https://secure.aadcdn.microsoftonline-p.com/</text:span></text:p>
      <text:p text:style-name="P1"><text:span text:style-name="T1">UnblockUrl <text:s text:c="8"/>: https://*.microsoftonline-p.com</text:span></text:p>
      <text:p text:style-name="P1"><text:span text:style-name="T1">DnsAliases <text:s text:c="8"/>: {secure.aadcdn.microsoftonline-p.com.edgekey.net, e13761.dscg.akamaiedge.net}</text:span></text:p>
      <text:p text:style-name="P1"><text:span text:style-name="T1">IpAddresses <text:s text:c="7"/>: {104.110.153.31}</text:span></text:p>
      <text:p text:style-name="P1"><text:span text:style-name="T1">Description <text:s text:c="7"/>: Azure AD Connect / Azure MFA / Azure ADFS</text:span></text:p>
      <text:p text:style-name="P1"><text:span text:style-name="T1">Resolved <text:s text:c="10"/>: True</text:span></text:p>
      <text:p text:style-name="P1"><text:span text:style-name="T1">ActualStatusCode <text:s text:c="2"/>: 400</text:span></text:p>
      <text:p text:style-name="P1"><text:span text:style-name="T1">ExpectedStatusCode : 400</text:span></text:p>
      <text:p text:style-name="P1"><text:span text:style-name="T1">UnexpectedStatus <text:s text:c="2"/>: False</text:span></text:p>
      <text:p text:style-name="P2"/>
      <text:p text:style-name="P1"><text:span text:style-name="T1">Blocked <text:s text:c="11"/>: False</text:span></text:p>
      <text:p text:style-name="P1"><text:span text:style-name="T1">TestUrl <text:s text:c="11"/>: https://login.microsoftonline.com/common/oauth2/</text:span></text:p>
      <text:p text:style-name="P1"><text:span text:style-name="T1">UnblockUrl <text:s text:c="8"/>: https://login.microsoftonline.com/common/oauth2/</text:span></text:p>
      <text:p text:style-name="P1"><text:span text:style-name="T1">DnsAliases <text:s text:c="8"/>: {a.privatelink.msidentity.com, prda.aadg.msidentity.com, </text:span></text:p>
      <text:p text:style-name="P1"><text:span text:style-name="T1"><text:s text:c="21"/>www.tm.a.prd.aadg.trafficmanager.net, san.next.a.prd.aadg.trafficmanager.net}</text:span></text:p>
      <text:p text:style-name="P1"><text:span text:style-name="T1">IpAddresses <text:s text:c="7"/>: {20.190.128.128, 20.190.128.64, 40.126.0.68, 40.126.0.73...}</text:span></text:p>
      <text:p text:style-name="P1"><text:span text:style-name="T1">Description <text:s text:c="7"/>: Azure AD authentication</text:span></text:p>
      <text:p text:style-name="P1"><text:span text:style-name="T1">Resolved <text:s text:c="10"/>: True</text:span></text:p>
      <text:p text:style-name="P1"><text:span text:style-name="T1">ActualStatusCode <text:s text:c="2"/>: 200</text:span></text:p>
      <text:p text:style-name="P1"><text:span text:style-name="T1">ExpectedStatusCode : 200</text:span></text:p>
      <text:p text:style-name="P1"><text:span text:style-name="T1">UnexpectedStatus <text:s text:c="2"/>: False</text:span></text:p>
      <text:p text:style-name="P2"/>
      <text:p text:style-name="P1"><text:span text:style-name="T1">Blocked <text:s text:c="11"/>: False</text:span></text:p>
      <text:p text:style-name="P1"><text:span text:style-name="T1">TestUrl <text:s text:c="11"/>: https://login.microsoftonline.us/</text:span></text:p>
      <text:p text:style-name="P1"><text:span text:style-name="T1">UnblockUrl <text:s text:c="8"/>: https://login.microsoftonline.us</text:span></text:p>
      <text:p text:style-name="P1"><text:span text:style-name="T1">DnsAliases <text:s text:c="8"/>: {a.privatelink.msidentity.us, prdusgov.aadg.msidentity.us, </text:span></text:p>
      <text:p text:style-name="P1"><text:span text:style-name="T1"><text:s text:c="21"/>www.tm.ff.prd.aadg.trafficmanager.net, bno1.b.ff.prd.aadg.trafficmanager.net}</text:span></text:p>
      <text:p text:style-name="P1"><text:span text:style-name="T1">IpAddresses <text:s text:c="7"/>: {52.126.195.74, 52.126.195.77, 52.126.195.79, 52.126.195.81}</text:span></text:p>
      <text:p text:style-name="P1"><text:span text:style-name="T1">Description <text:s text:c="7"/>: Azure AD authentication</text:span></text:p>
      <text:p text:style-name="P1"><text:span text:style-name="T1">Resolved <text:s text:c="10"/>: True</text:span></text:p>
      <text:p text:style-name="P1"><text:span text:style-name="T1">ActualStatusCode <text:s text:c="2"/>: 200</text:span></text:p>
      <text:p text:style-name="P1"><text:span text:style-name="T1">ExpectedStatusCode : 200</text:span></text:p>
      <text:p text:style-name="P1"><text:span text:style-name="T1">UnexpectedStatus <text:s text:c="2"/>: False</text:span></text:p>
      <text:p text:style-name="P2"/>
      <text:p text:style-name="P1"><text:span text:style-name="T1">Blocked <text:s text:c="11"/>: False</text:span></text:p>
      <text:p text:style-name="P1"><text:span text:style-name="T1">TestUrl <text:s text:c="11"/>: https://winatpmanagement-us.securitycenter.windows.com/</text:span></text:p>
      <text:p text:style-name="P1"><text:span text:style-name="T1">UnblockUrl <text:s text:c="8"/>: https://*.securitycenter.windows.com</text:span></text:p>
      <text:p text:style-name="P1"><text:span text:style-name="T1">DnsAliases <text:s text:c="8"/>: {sevillesettings-us-prd.trafficmanager.net, </text:span></text:p>
      <text:p text:style-name="P1"><text:span text:style-name="T1"><text:s text:c="21"/>sevillesettings-cus-prd.cloudapp.net}</text:span></text:p>
      <text:p text:style-name="P1"><text:span text:style-name="T1">IpAddresses <text:s text:c="7"/>: {104.43.168.55}</text:span></text:p>
      <text:p text:style-name="P1"><text:span text:style-name="T1">Description <text:s text:c="7"/>: </text:span></text:p>
      <text:p text:style-name="P1"><text:span text:style-name="T1">Resolved <text:s text:c="10"/>: True</text:span></text:p>
      <text:p text:style-name="P1"><text:span text:style-name="T1">ActualStatusCode <text:s text:c="2"/>: 404</text:span></text:p>
      <text:p text:style-name="P1"><text:span text:style-name="T1">ExpectedStatusCode : 404</text:span></text:p>
      <text:p text:style-name="P1"><text:span text:style-name="T1">UnexpectedStatus <text:s text:c="2"/>: False</text:span></text:p>
      <text:p text:style-name="P2"/>
      <text:p text:style-name="P1"><text:span text:style-name="T1">Blocked <text:s text:c="11"/>: False</text:span></text:p>
      <text:p text:style-name="P1"><text:span text:style-name="T1">TestUrl <text:s text:c="11"/>: https://threatintel-eus.securitycenter.windows.com/</text:span></text:p>
      <text:p text:style-name="P1"><text:span text:style-name="T1">UnblockUrl <text:s text:c="8"/>: https://*.securitycenter.windows.com</text:span></text:p>
      <text:p text:style-name="P1"><text:span text:style-name="T1">DnsAliases <text:s text:c="8"/>: {threatintel-eus-prd.trafficmanager.net, threatintel-eus-prd.cloudapp.net}</text:span></text:p>
      <text:p text:style-name="P1"><text:span text:style-name="T1">IpAddresses <text:s text:c="7"/>: {20.44.109.164}</text:span></text:p>
      <text:p text:style-name="P1"><text:span text:style-name="T1">Description <text:s text:c="7"/>: Threat Intel. Eastern US data center</text:span></text:p>
      <text:p text:style-name="P1"><text:span text:style-name="T1">Resolved <text:s text:c="10"/>: True</text:span></text:p>
      <text:p text:style-name="P1"><text:span text:style-name="T1">ActualStatusCode <text:s text:c="2"/>: 404</text:span></text:p>
      <text:p text:style-name="P1"><text:soft-page-break/><text:span text:style-name="T1">ExpectedStatusCode : 404</text:span></text:p>
      <text:p text:style-name="P1"><text:span text:style-name="T1">UnexpectedStatus <text:s text:c="2"/>: False</text:span></text:p>
      <text:p text:style-name="P2"/>
      <text:p text:style-name="P1"><text:span text:style-name="T1">Blocked <text:s text:c="11"/>: False</text:span></text:p>
      <text:p text:style-name="P1"><text:span text:style-name="T1">TestUrl <text:s text:c="11"/>: https://threatintel-cus.securitycenter.windows.com/</text:span></text:p>
      <text:p text:style-name="P1"><text:span text:style-name="T1">UnblockUrl <text:s text:c="8"/>: https://*.securitycenter.windows.com</text:span></text:p>
      <text:p text:style-name="P1"><text:span text:style-name="T1">DnsAliases <text:s text:c="8"/>: {threatintel-cus-prd.trafficmanager.net, threatintel-cus-prd.cloudapp.net}</text:span></text:p>
      <text:p text:style-name="P1"><text:span text:style-name="T1">IpAddresses <text:s text:c="7"/>: {40.86.100.172}</text:span></text:p>
      <text:p text:style-name="P1"><text:span text:style-name="T1">Description <text:s text:c="7"/>: Threat Intel. Central US data center</text:span></text:p>
      <text:p text:style-name="P1"><text:span text:style-name="T1">Resolved <text:s text:c="10"/>: True</text:span></text:p>
      <text:p text:style-name="P1"><text:span text:style-name="T1">ActualStatusCode <text:s text:c="2"/>: 404</text:span></text:p>
      <text:p text:style-name="P1"><text:span text:style-name="T1">ExpectedStatusCode : 404</text:span></text:p>
      <text:p text:style-name="P1"><text:span text:style-name="T1">UnexpectedStatus <text:s text:c="2"/>: False</text:span></text:p>
      <text:p text:style-name="P2"/>
      <text:p text:style-name="P1"><text:span text:style-name="T1">Blocked <text:s text:c="11"/>: False</text:span></text:p>
      <text:p text:style-name="P1"><text:span text:style-name="T1">TestUrl <text:s text:c="11"/>: https://automatediracs-eus-prd.securitycenter.windows.com/check</text:span></text:p>
      <text:p text:style-name="P1"><text:span text:style-name="T1">UnblockUrl <text:s text:c="8"/>: https://*.securitycenter.windows.com</text:span></text:p>
      <text:p text:style-name="P1"><text:span text:style-name="T1">DnsAliases <text:s text:c="8"/>: {}</text:span></text:p>
      <text:p text:style-name="P1"><text:span text:style-name="T1">IpAddresses <text:s text:c="7"/>: {}</text:span></text:p>
      <text:p text:style-name="P1"><text:span text:style-name="T1">Description <text:s text:c="7"/>: Automated IR. Eastern US data center</text:span></text:p>
      <text:p text:style-name="P1"><text:span text:style-name="T1">Resolved <text:s text:c="10"/>: False</text:span></text:p>
      <text:p text:style-name="P1"><text:span text:style-name="T1">ActualStatusCode <text:s text:c="2"/>: 0</text:span></text:p>
      <text:p text:style-name="P1"><text:span text:style-name="T1">ExpectedStatusCode : 500</text:span></text:p>
      <text:p text:style-name="P1"><text:span text:style-name="T1">UnexpectedStatus <text:s text:c="2"/>: True</text:span></text:p>
      <text:p text:style-name="P2"/>
      <text:p text:style-name="P1"><text:span text:style-name="T1">Blocked <text:s text:c="11"/>: False</text:span></text:p>
      <text:p text:style-name="P1"><text:span text:style-name="T1">TestUrl <text:s text:c="11"/>: https://automatediracs-cus-prd.securitycenter.windows.com/</text:span></text:p>
      <text:p text:style-name="P1"><text:span text:style-name="T1">UnblockUrl <text:s text:c="8"/>: https://*.securitycenter.windows.com</text:span></text:p>
      <text:p text:style-name="P1"><text:span text:style-name="T1">DnsAliases <text:s text:c="8"/>: {}</text:span></text:p>
      <text:p text:style-name="P1"><text:span text:style-name="T1">IpAddresses <text:s text:c="7"/>: {}</text:span></text:p>
      <text:p text:style-name="P1"><text:span text:style-name="T1">Description <text:s text:c="7"/>: Automated IR. Central US data center</text:span></text:p>
      <text:p text:style-name="P1"><text:span text:style-name="T1">Resolved <text:s text:c="10"/>: False</text:span></text:p>
      <text:p text:style-name="P1"><text:span text:style-name="T1">ActualStatusCode <text:s text:c="2"/>: 0</text:span></text:p>
      <text:p text:style-name="P1"><text:span text:style-name="T1">ExpectedStatusCode : 500</text:span></text:p>
      <text:p text:style-name="P1"><text:span text:style-name="T1">UnexpectedStatus <text:s text:c="2"/>: True</text:span></text:p>
      <text:p text:style-name="P2"/>
      <text:p text:style-name="P1"><text:span text:style-name="T1">Blocked <text:s text:c="11"/>: False</text:span></text:p>
      <text:p text:style-name="P1"><text:span text:style-name="T1">TestUrl <text:s text:c="11"/>: https://winatpservicehealth.securitycenter.windows.com/</text:span></text:p>
      <text:p text:style-name="P1"><text:span text:style-name="T1">UnblockUrl <text:s text:c="8"/>: https://*.securitycenter.windows.com</text:span></text:p>
      <text:p text:style-name="P1"><text:span text:style-name="T1">DnsAliases <text:s text:c="8"/>: {winatpservicehealth-prd.trafficmanager.net, </text:span></text:p>
      <text:p text:style-name="P1"><text:span text:style-name="T1"><text:s text:c="21"/>winatpservicehealth-cus-prd.cloudapp.net}</text:span></text:p>
      <text:p text:style-name="P1"><text:span text:style-name="T1">IpAddresses <text:s text:c="7"/>: {13.67.212.76}</text:span></text:p>
      <text:p text:style-name="P1"><text:span text:style-name="T1">Description <text:s text:c="7"/>: Service health status</text:span></text:p>
      <text:p text:style-name="P1"><text:span text:style-name="T1">Resolved <text:s text:c="10"/>: True</text:span></text:p>
      <text:p text:style-name="P1"><text:span text:style-name="T1">ActualStatusCode <text:s text:c="2"/>: 404</text:span></text:p>
      <text:p text:style-name="P1"><text:span text:style-name="T1">ExpectedStatusCode : 404</text:span></text:p>
      <text:p text:style-name="P1"><text:span text:style-name="T1">UnexpectedStatus <text:s text:c="2"/>: False</text:span></text:p>
      <text:p text:style-name="P2"/>
      <text:p text:style-name="P1"><text:span text:style-name="T1">Blocked <text:s text:c="11"/>: False</text:span></text:p>
      <text:p text:style-name="P1"><text:span text:style-name="T1">TestUrl <text:s text:c="11"/>: https://dc.services.visualstudio.com/</text:span></text:p>
      <text:p text:style-name="P1"><text:span text:style-name="T1">UnblockUrl <text:s text:c="8"/>: https://dc.services.visualstudio.com</text:span></text:p>
      <text:p text:style-name="P1"><text:span text:style-name="T1">DnsAliases <text:s text:c="8"/>: {dc.applicationinsights.microsoft.com, dc.applicationinsights.azure.com, </text:span></text:p>
      <text:p text:style-name="P1"><text:span text:style-name="T1"><text:s text:c="21"/>global.in.ai.monitor.azure.com, </text:span></text:p>
      <text:p text:style-name="P1"><text:span text:style-name="T1"><text:s text:c="21"/>global.in.ai.privatelink.monitor.azure.com...}</text:span></text:p>
      <text:p text:style-name="P1"><text:span text:style-name="T1">IpAddresses <text:s text:c="7"/>: {52.162.110.67}</text:span></text:p>
      <text:p text:style-name="P1"><text:span text:style-name="T1">Description <text:s text:c="7"/>: Azure Application Insights</text:span></text:p>
      <text:p text:style-name="P1"><text:span text:style-name="T1">Resolved <text:s text:c="10"/>: True</text:span></text:p>
      <text:p text:style-name="P1"><text:span text:style-name="T1">ActualStatusCode <text:s text:c="2"/>: 404</text:span></text:p>
      <text:p text:style-name="P1"><text:span text:style-name="T1">ExpectedStatusCode : 404</text:span></text:p>
      <text:p text:style-name="P1"><text:span text:style-name="T1">UnexpectedStatus <text:s text:c="2"/>: False</text:span></text:p>
      <text:p text:style-name="P2"/>
      <text:p text:style-name="P1"><text:span text:style-name="T1">Blocked <text:s text:c="11"/>: False</text:span></text:p>
      <text:p text:style-name="P1"><text:span text:style-name="T1">TestUrl <text:s text:c="11"/>: https://userrequests-us.securitycenter.windows.com/</text:span></text:p>
      <text:p text:style-name="P1"><text:span text:style-name="T1">UnblockUrl <text:s text:c="8"/>: https://*.securitycenter.windows.com</text:span></text:p>
      <text:p text:style-name="P1"><text:span text:style-name="T1">DnsAliases <text:s text:c="8"/>: {userrequestsfrontend-us-prd.trafficmanager.net, </text:span></text:p>
      <text:p text:style-name="P1"><text:span text:style-name="T1"><text:s text:c="21"/>userrequestsfrontend-eus-prd.cloudapp.net}</text:span></text:p>
      <text:p text:style-name="P1"><text:span text:style-name="T1">IpAddresses <text:s text:c="7"/>: {52.177.223.91}</text:span></text:p>
      <text:p text:style-name="P1"><text:span text:style-name="T1">Description <text:s text:c="7"/>: </text:span></text:p>
      <text:p text:style-name="P1"><text:span text:style-name="T1">Resolved <text:s text:c="10"/>: True</text:span></text:p>
      <text:p text:style-name="P1"><text:span text:style-name="T1">ActualStatusCode <text:s text:c="2"/>: 404</text:span></text:p>
      <text:p text:style-name="P1"><text:span text:style-name="T1">ExpectedStatusCode : 404</text:span></text:p>
      <text:p text:style-name="P1"><text:span text:style-name="T1">UnexpectedStatus <text:s text:c="2"/>: False</text:span></text:p>
      <text:p text:style-name="P2"/>
      <text:p text:style-name="P1"><text:span text:style-name="T1">Blocked <text:s text:c="11"/>: False</text:span></text:p>
      <text:p text:style-name="P1"><text:span text:style-name="T1">TestUrl <text:s text:c="11"/>: https://winatpsecurityanalyticsapi-us.securitycenter.windows.com/</text:span></text:p>
      <text:p text:style-name="P1"><text:span text:style-name="T1">UnblockUrl <text:s text:c="8"/>: https://*.securitycenter.windows.com</text:span></text:p>
      <text:p text:style-name="P1"><text:span text:style-name="T1">DnsAliases <text:s text:c="8"/>: {securityanalyticsapi-us-prd.trafficmanager.net, </text:span></text:p>
      <text:p text:style-name="P1"><text:span text:style-name="T1"><text:s text:c="21"/>securityanalyticsapi-cus-prd.cloudapp.net}</text:span></text:p>
      <text:p text:style-name="P1"><text:span text:style-name="T1">IpAddresses <text:s text:c="7"/>: {40.78.155.3}</text:span></text:p>
      <text:p text:style-name="P1"><text:span text:style-name="T1">Description <text:s text:c="7"/>: Secure Score security analytics</text:span></text:p>
      <text:p text:style-name="P1"><text:soft-page-break/><text:span text:style-name="T1">Resolved <text:s text:c="10"/>: True</text:span></text:p>
      <text:p text:style-name="P1"><text:span text:style-name="T1">ActualStatusCode <text:s text:c="2"/>: 403</text:span></text:p>
      <text:p text:style-name="P1"><text:span text:style-name="T1">ExpectedStatusCode : 403</text:span></text:p>
      <text:p text:style-name="P1"><text:span text:style-name="T1">UnexpectedStatus <text:s text:c="2"/>: False</text:span></text:p>
      <text:p text:style-name="P2"/>
      <text:p text:style-name="P1"><text:span text:style-name="T1">Blocked <text:s text:c="11"/>: False</text:span></text:p>
      <text:p text:style-name="P1"><text:span text:style-name="T1">TestUrl <text:s text:c="11"/>: https://static2.sharepointonline.com/</text:span></text:p>
      <text:p text:style-name="P1"><text:span text:style-name="T1">UnblockUrl <text:s text:c="8"/>: https://static2.sharepointonline.com</text:span></text:p>
      <text:p text:style-name="P1"><text:span text:style-name="T1">DnsAliases <text:s text:c="8"/>: {static2.sharepointonline.com.edgekey.net, e1780.g.akamaiedge.net}</text:span></text:p>
      <text:p text:style-name="P1"><text:span text:style-name="T1">IpAddresses <text:s text:c="7"/>: {104.110.157.23}</text:span></text:p>
      <text:p text:style-name="P1"><text:span text:style-name="T1">Description <text:s text:c="7"/>: Host for Microsoft Fabric Assets containing fonts, icons, and stylesheets </text:span></text:p>
      <text:p text:style-name="P1"><text:span text:style-name="T1"><text:s text:c="21"/>used by Microsoft cloud service user interfaces</text:span></text:p>
      <text:p text:style-name="P1"><text:span text:style-name="T1">Resolved <text:s text:c="10"/>: True</text:span></text:p>
      <text:p text:style-name="P1"><text:span text:style-name="T1">ActualStatusCode <text:s text:c="2"/>: 400</text:span></text:p>
      <text:p text:style-name="P1"><text:span text:style-name="T1">ExpectedStatusCode : 400</text:span></text:p>
      <text:p text:style-name="P1"><text:span text:style-name="T1">UnexpectedStatus <text:s text:c="2"/>: False</text:span></text:p>
      <text:p text:style-name="P2"/>
      <text:p text:style-name="P2"/>
      <text:p text:style-name="P2"/>
      <text:p text:style-name="P2"/>
      <text:p text:style-name="P1"><text:span text:style-name="T1">PS C:\Users\ncterry\Desktop\HTTP-Connectivity-Tester\Examples\Microsoft\WindowsDefenderAdvancedThreatProtection&gt; <text:s/>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3T13:32:30.941000000</meta:creation-date>
    <dc:date>2021-02-03T13:34:06.878000000</dc:date>
    <meta:editing-duration>PT1M37S</meta:editing-duration>
    <meta:editing-cycles>1</meta:editing-cycles>
    <meta:document-statistic meta:table-count="0" meta:image-count="0" meta:object-count="0" meta:page-count="14" meta:paragraph-count="940" meta:word-count="3067" meta:character-count="36323" meta:non-whitespace-character-count="31676"/>
    <meta:generator>LibreOffice/6.4.7.2$Windows_X86_64 LibreOffice_project/639b8ac485750d5696d7590a72ef1b496725cfb5</meta:generator>
  </office:meta>
</office:document-meta>
</file>